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color="#0000ff"/>
    </style:style>
    <style:style style:name="P7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7" style:family="paragraph" style:parent-style-name="Text_20_body">
      <style:paragraph-properties fo:margin-left="0in" fo:margin-right="0in" fo:text-align="end" style:justify-single-word="false" fo:text-indent="0.1965in" style:auto-text-indent="false"/>
    </style:style>
    <style:style style:name="P88"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0" style:family="paragraph" style:parent-style-name="Standard">
      <style:paragraph-properties fo:margin-left="0in" fo:margin-right="0in" fo:text-align="justify" style:justify-single-word="false" fo:text-indent="0.1965in" style:auto-text-indent="false"/>
    </style:style>
    <style:style style:name="P91" style:family="paragraph" style:parent-style-name="Standard">
      <style:paragraph-properties fo:margin-left="0in" fo:margin-right="0in" fo:text-align="justify" style:justify-single-word="false" fo:text-indent="0.1965in" style:auto-text-indent="false"/>
      <style:text-properties fo:language="ru" fo:country="RU"/>
    </style:style>
    <style:style style:name="P92"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style:text-properties fo:color="#800000"/>
    </style:style>
    <style:style style:name="P122" style:family="paragraph" style:parent-style-name="First_20_line_20_indent">
      <style:text-properties fo:language="ru" fo:country="RU"/>
    </style:style>
    <style:style style:name="P123" style:family="paragraph" style:parent-style-name="First_20_line_20_indent">
      <style:paragraph-properties fo:text-align="justify" style:justify-single-word="false"/>
      <style:text-properties fo:language="ru" fo:country="RU"/>
    </style:style>
    <style:style style:name="P124" style:family="paragraph" style:parent-style-name="First_20_line_20_indent">
      <style:text-properties fo:font-size="15pt" fo:language="ru" fo:country="RU" style:font-size-asian="15pt" style:font-size-complex="15pt"/>
    </style:style>
    <style:style style:name="P125" style:family="paragraph" style:parent-style-name="First_20_line_20_indent">
      <style:text-properties fo:font-size="12pt" fo:language="ru" fo:country="RU" style:font-size-asian="12pt" style:font-size-complex="12pt"/>
    </style:style>
    <style:style style:name="P126" style:family="paragraph" style:parent-style-name="First_20_line_20_indent">
      <style:paragraph-properties fo:text-align="justify" style:justify-single-word="false"/>
      <style:text-properties fo:language="en" fo:country="US"/>
    </style:style>
    <style:style style:name="P127" style:family="paragraph" style:parent-style-name="First_20_line_20_indent">
      <style:paragraph-properties fo:text-align="justify" style:justify-single-word="false"/>
    </style:style>
    <style:style style:name="P128" style:family="paragraph" style:parent-style-name="Text_20_body">
      <style:paragraph-properties fo:margin-left="0in" fo:margin-right="0in" fo:text-align="center" style:justify-single-word="false" fo:text-indent="0in" style:auto-text-indent="false"/>
    </style:style>
    <style:style style:name="P12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Footnote">
      <style:paragraph-properties fo:margin-left="0in" fo:margin-right="0in" fo:text-indent="0in" style:auto-text-indent="false"/>
      <style:text-properties fo:language="en" fo:country="US"/>
    </style:style>
    <style:style style:name="P132"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Footnote">
      <style:text-properties fo:font-style="normal" style:font-style-asian="normal" style:font-style-complex="normal"/>
    </style:style>
    <style:style style:name="P137" style:family="paragraph" style:parent-style-name="Text_20_body">
      <style:paragraph-properties fo:margin-top="0in" fo:margin-bottom="0.0835in" loext:contextual-spacing="false" fo:text-align="justify" style:justify-single-word="false"/>
      <style:text-properties fo:language="en" fo:country="US"/>
    </style:style>
    <style:style style:name="P138"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9" style:family="paragraph" style:parent-style-name="Text_20_body">
      <style:text-properties fo:color="#800000" fo:language="ru" fo:country="RU" fo:font-style="normal" fo:font-weight="normal" officeooo:paragraph-rsid="00224c7a" fo:background-color="transparent" style:font-style-asian="normal" style:font-weight-asian="normal" style:font-style-complex="normal" style:font-weight-complex="normal"/>
    </style:style>
    <style:style style:name="P140"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ca123" fo:background-color="transparent"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ec43f" fo:background-color="transparent"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24c7a" fo:background-color="transparent"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ca123" officeooo:paragraph-rsid="001ca123" fo:background-color="transparent"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24c7a"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4c7a" style:font-style-asian="normal" style:font-style-complex="normal"/>
    </style:style>
    <style:style style:name="P1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paragraph-rsid="00224c7a" style:font-style-asian="normal" style:font-style-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224c7a" style:font-style-asian="italic" style:font-style-complex="italic"/>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24c7a" style:font-style-asian="normal" style:font-style-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officeooo:paragraph-rsid="00224c7a"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paragraph-rsid="00224c7a"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officeooo:paragraph-rsid="00224c7a" style:font-style-asian="italic" style:font-style-complex="italic"/>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2">
      <style:text-properties officeooo:paragraph-rsid="00224c7a"/>
    </style:style>
    <style:style style:name="P157" style:family="paragraph" style:parent-style-name="Heading_20_1">
      <style:paragraph-properties fo:margin-left="0in" fo:margin-right="0in" fo:text-align="center" style:justify-single-word="false" fo:text-indent="0.1965in" style:auto-text-indent="false"/>
    </style:style>
    <style:style style:name="P158"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6e28c"/>
    </style:style>
    <style:style style:name="T12" style:family="text">
      <style:text-properties fo:language="ru" fo:country="RU" officeooo:rsid="00224c7a"/>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color="#ff3333"/>
    </style:style>
    <style:style style:name="T21" style:family="text">
      <style:text-properties fo:color="#ff3333" fo:language="ru" fo:country="RU"/>
    </style:style>
    <style:style style:name="T22" style:family="text">
      <style:text-properties fo:color="#ff3333" fo:language="ru" fo:country="RU" fo:font-weight="normal" style:font-weight-asian="normal" style:font-weight-complex="normal"/>
    </style:style>
    <style:style style:name="T23" style:family="text">
      <style:text-properties fo:color="#ff3333" fo:font-weight="normal"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loext:char-shading-value="0"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5" style:family="text">
      <style:text-properties style:use-window-font-color="true" fo:language="ru" fo:country="RU" fo:font-style="normal" fo:background-color="transparent" loext:char-shading-value="0" style:font-style-asian="normal" style:font-style-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style:use-window-font-color="true" fo:language="uk" fo:country="UA" fo:font-style="normal" fo:font-weight="normal" style:font-style-asian="normal" style:font-weight-asian="normal" style:font-style-complex="normal" style:font-weight-complex="normal"/>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language="fr" fo:country="FR"/>
    </style:style>
    <style:style style:name="T53" style:family="text">
      <style:text-properties fo:color="#3333ff"/>
    </style:style>
    <style:style style:name="T54" style:family="text">
      <style:text-properties fo:color="#3333ff" fo:language="en" fo:country="US"/>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loext:char-shading-value="0" style:font-style-asian="normal" style:font-weight-asian="normal" style:font-style-complex="normal" style:font-weight-complex="normal"/>
    </style:style>
    <style:style style:name="T58" style:family="text">
      <style:text-properties fo:font-style="normal" style:text-underline-style="none" style:font-style-asian="normal" style:font-style-complex="normal"/>
    </style:style>
    <style:style style:name="T59" style:family="text">
      <style:text-properties fo:color="#0066ff"/>
    </style:style>
    <style:style style:name="T60" style:family="text">
      <style:text-properties fo:font-weight="normal" style:font-weight-asian="normal" style:font-weight-complex="normal"/>
    </style:style>
    <style:style style:name="T61" style:family="text">
      <style:text-properties fo:font-weight="normal" fo:background-color="transparent" loext:char-shading-value="0" style:font-weight-asian="normal" style:font-weight-complex="normal"/>
    </style:style>
    <style:style style:name="T62" style:family="text">
      <style:text-properties style:text-line-through-style="solid" style:text-line-through-type="single" fo:font-weight="bold" style:font-weight-asian="bold" style:font-weight-complex="bold"/>
    </style:style>
    <style:style style:name="T63" style:family="text">
      <style:text-properties fo:language="uk" fo:country="UA"/>
    </style:style>
    <style:style style:name="T64" style:family="text">
      <style:text-properties fo:language="uk" fo:country="UA" fo:font-style="italic" style:font-style-asian="italic" style:font-style-complex="italic"/>
    </style:style>
    <style:style style:name="T65" style:family="text">
      <style:text-properties fo:language="uk" fo:country="UA" fo:font-weight="bold" style:font-weight-asian="bold" style:font-weight-complex="bold"/>
    </style:style>
    <style:style style:name="T66" style:family="text">
      <style:text-properties fo:color="#ff0000"/>
    </style:style>
    <style:style style:name="T67" style:family="text">
      <style:text-properties style:text-underline-style="none"/>
    </style:style>
    <style:style style:name="T68" style:family="text">
      <style:text-properties style:text-rotation-angle="90" style:text-rotation-scale="line-height"/>
    </style:style>
    <style:style style:name="T69" style:family="text">
      <style:text-properties style:text-rotation-angle="270" style:text-rotation-scale="line-height"/>
    </style:style>
    <style:style style:name="T70" style:family="text">
      <style:text-properties style:text-position="sub 58%" style:font-size-asian="10.5pt"/>
    </style:style>
    <style:style style:name="T71" style:family="text">
      <style:text-properties style:font-name="Symbol" style:font-name-asian="Symbol" style:font-name-complex="Symbol"/>
    </style:style>
    <style:style style:name="T72" style:family="text">
      <style:text-properties style:font-name="Liberation Serif1" style:font-name-asian="Symbol" style:font-name-complex="Symbol"/>
    </style:style>
    <style:style style:name="T73" style:family="text">
      <style:text-properties style:font-name="Courier New CYR"/>
    </style:style>
    <style:style style:name="T74" style:family="text">
      <style:text-properties style:font-name="Courier New CYR" fo:language="en" fo:country="US"/>
    </style:style>
    <style:style style:name="T75" style:family="text">
      <style:text-properties fo:color="#6666ff"/>
    </style:style>
    <style:style style:name="T76" style:family="text">
      <style:text-properties fo:font-size="14pt" fo:language="en" fo:country="US" fo:font-weight="bold" style:font-size-asian="14pt" style:font-weight-asian="bold" style:font-size-complex="14pt" style:font-weight-complex="bold"/>
    </style:style>
    <style:style style:name="T77" style:family="text">
      <style:text-properties fo:font-size="14pt" fo:font-weight="bold" style:font-size-asian="14pt" style:font-weight-asian="bold" style:font-size-complex="14pt" style:font-weight-complex="bold"/>
    </style:style>
    <style:style style:name="T78" style:family="text">
      <style:text-properties fo:font-size="9pt" style:font-size-asian="9pt" style:font-size-complex="9pt"/>
    </style:style>
    <style:style style:name="T79" style:family="text">
      <style:text-properties fo:font-size="12pt" style:font-size-asian="12pt" style:font-size-complex="12pt"/>
    </style:style>
    <style:style style:name="T80" style:family="text">
      <style:text-properties officeooo:rsid="000f9acc"/>
    </style:style>
    <style:style style:name="T81" style:family="text">
      <style:text-properties officeooo:rsid="00116b84"/>
    </style:style>
    <style:style style:name="T82" style:family="text">
      <style:text-properties officeooo:rsid="00128a20"/>
    </style:style>
    <style:style style:name="T83" style:family="text">
      <style:text-properties officeooo:rsid="00145f9f"/>
    </style:style>
    <style:style style:name="T84" style:family="text">
      <style:text-properties officeooo:rsid="00160144"/>
    </style:style>
    <style:style style:name="T85" style:family="text">
      <style:text-properties officeooo:rsid="0018078d"/>
    </style:style>
    <style:style style:name="T86" style:family="text">
      <style:text-properties officeooo:rsid="0018c10b"/>
    </style:style>
    <style:style style:name="T87" style:family="text">
      <style:text-properties officeooo:rsid="001a4541"/>
    </style:style>
    <style:style style:name="T88" style:family="text">
      <style:text-properties officeooo:rsid="001b8649"/>
    </style:style>
    <style:style style:name="T89" style:family="text">
      <style:text-properties officeooo:rsid="001c251d"/>
    </style:style>
    <style:style style:name="T90" style:family="text">
      <style:text-properties officeooo:rsid="001dbe66"/>
    </style:style>
    <style:style style:name="T91" style:family="text">
      <style:text-properties officeooo:rsid="001af7aa"/>
    </style:style>
    <style:style style:name="T92" style:family="text">
      <style:text-properties officeooo:rsid="002345ae"/>
    </style:style>
    <style:style style:name="T93" style:family="text">
      <style:text-properties officeooo:rsid="0024d183"/>
    </style:style>
    <style:style style:name="T94" style:family="text">
      <style:text-properties officeooo:rsid="00268239"/>
    </style:style>
    <style:style style:name="T95" style:family="text">
      <style:text-properties officeooo:rsid="002836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Последний фанфик</text:h>
      <text:p text:style-name="P53"/>
      <text:h text:style-name="P154"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33">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3">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3">RnD-</text:span><text:span text:style-name="T1">зона</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5"><text:span text:style-name="T13">– Нэш, к</text:span>ак называется наш проект?</text:p>
      <text:p text:style-name="P73"><text:span text:style-name="T8">– </text:span><text:span text:style-name="T60">Дайсон.</text:span></text:p>
      <text:p text:style-name="P73"><text:span text:style-name="T8">– </text:span><text:span text:style-name="T60">Сколько тебе лет?</text:span></text:p>
      <text:p text:style-name="P73"><text:span text:style-name="T8">– </text:span><text:span text:style-name="T60">Два года с начала запуска кластера.</text:span></text:p>
      <text:p text:style-name="P73"><text:span text:style-name="T8">– </text:span><text:span text:style-name="T60">Какой сейчас год?</text:span></text:p>
      <text:p text:style-name="P73"><text:span text:style-name="T8">– </text:span><text:span text:style-name="T23">20</text:span><text:span text:style-name="T22">18</text:span><text:span text:style-name="T60">-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5"><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4">«Выживание корпорации в условиях жёсткой конкуренции с ограниченными ресурсами. Случай 16».</text:p>
      <text:p text:style-name="P84"><text:soft-page-break/>…</text:p>
      <text:p text:style-name="P84">…</text:p>
      <text:p text:style-name="P84">…</text:p>
      <text:p text:style-name="P84">Решение.</text:p>
      <text:p text:style-name="P84">…</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2">Ага, уже теплее.</text:p>
      <text:p text:style-name="P32"/>
      <text:p text:style-name="P73"><text:span text:style-name="T8">– Нэш</text:span><text:span text:style-name="T60">,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3">–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3">–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3">.</text:span></text:p>
      <text:p text:style-name="P104">Бип-бип-бип.</text:p>
      <text:p text:style-name="P104"><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28">***</text:p>
      <text:p text:style-name="P128"/>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Топ-</text:span><text:span text:style-name="T13">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6">34-хэтажного</text:span> корпуса <text:span text:style-name="T26">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0">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4"><text:span text:style-name="T1">Блядь</text:span>, что за мысли пошли!</text:p>
      <text:p text:style-name="P1">Я вспомнил<text:span text:style-name="T30"> </text:span><text:span text:style-name="T31">Юджина</text:span><text:span text:style-name="T1">,</text:span> <text:span text:style-name="T21">месяц</text:span> назад прыгнувшего с крыши <text:span text:style-name="T1">своей</text:span> <text:span text:style-name="T1">высотки</text:span>.</text:p>
      <text:p text:style-name="P74">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0">А у нас получается… </text:span><text:span text:style-name="T2">–</text:span><text:span text:style-name="T50">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3">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6">Тридцать четвёртый</text:span> этаж!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0"/>
      <text:p text:style-name="P1"><text:span text:style-name="T35">Сознание рестартовало после того, как я гребанулся </text:span><text:span text:style-name="T50">затылком и плечами об каменный пол. </text:span><text:span text:style-name="T2">Кажись, ты жив, Анон! Непонятно, правда, хорошо это, или так себе?</text:span></text:p>
      <text:p text:style-name="P1"><text:span text:style-name="T2">Я о</text:span><text:span text:style-name="T50">ткрыл глаза, тщётно пытаясь вдохнуть. Образ, </text:span><text:span text:style-name="T2">который я </text:span><text:span text:style-name="T50">пару мгновений назад </text:span><text:span text:style-name="T2">видел на фоне </text:span><text:span text:style-name="T50">звёзд, теперь сфокусировался прямо у моего носа. Точёная головка с резко очерчеными скулами в </text:span><text:soft-page-break/><text:span text:style-name="T50">ореоле живого переливающегося сияния, огромные глаза на треть морды, ажурные настороженные ушки, нежный розов</text:span><text:span text:style-name="T2">атый</text:span><text:span text:style-name="T50"> нос, венчающая голову </text:span><text:span text:style-name="T2">высокая тиара</text:span><text:span text:style-name="T50">.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3">–</text:span> Она очнулась. Хвала небу, нам это удалось!</text:p>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 да и не должно быть —это же не ЛСД какой-нибудь</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глупость,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Воздух вокруг меня был буквально наэлектризован некой силой. Чувствовалось напряжение огромных масштабов, как если бы <text:span text:style-name="T1">ты </text:span>стоял внутри трансформаторной будки.</text:p>
      <text:p text:style-name="P1"><text:span text:style-name="T1">–</text:span> Так это и есть наш П<text:span text:style-name="T40">роводник</text:span>??? А?!! <text:span text:style-name="T1">А-ха-ха-ха-ха-ха-ха</text:span>! <text:span text:style-name="T13">–</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3">!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oft-page-break/><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3">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0">верх</text:span>…</text:p>
      <text:p text:style-name="P3"><text:soft-page-break/>– Сестра, ты идёшь? – заглянула в зал Луна.</text:p>
      <text:p text:style-name="P3">Тут м<text:span text:style-name="T13">еня, </text:span>наконец,<text:span text:style-name="T13">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3">Д</text:span>искорд сделал шаг в сторону, чтобы не попасть под брызги.</text:p>
      <text:p text:style-name="P1"><text:span text:style-name="T13">–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 </text:span><text:span text:style-name="T1">Сахарная Ватка</text:span><text:span text:style-name="T5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3">Селестия снова взглянула на меня. Н</text:span>ос её медленно сморщился. <text:span text:style-name="T13">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3">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Сон закончился, проснись!<text:line-break/></text:p><text:p text:style-name="P134">(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3">–</text:span> Уфф! Выкарабкались. Почти без потерь, <text:span text:style-name="T13">–</text:span> заметил Дискорд, оглядывая крыло. <text:span text:style-name="T13">–</text:span> Могло быть и хуже.</text:p>
      <text:p text:style-name="P3"><text:span text:style-name="T1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3">–</text:span> ТЫ!!! ТЫ!..</text:p>
      <text:p text:style-name="P3"><text:span text:style-name="T13">–</text:span> Да, я!!! <text:span text:style-name="T13">–</text:span> Дискорд подбоченился и с вызовом посмотрел на разъярённую аликорницу. <text:span text:style-name="T13">–</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3">–</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4" text:outline-level="2">3. Норф</text:h>
      <text:p text:style-name="P76"/>
      <text:p text:style-name="P21">Глава IV. Пределы магии</text:p>
      <text:p text:style-name="P18"/>
      <text:p text:style-name="P21">Вашему покорному слуге известны четыре предела магии: </text:p>
      <text:list xml:id="list8882498498620152576" text:style-name="L1">
        <text:list-item>
          <text:p text:style-name="P14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0">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0">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3"><text:s/>–</text:span> Блядь, как меня заебала эта архаика! Когда-нибудь пошлю нахер все каноны письменности и учредю свои! С блекджеком и шлюхами. <text:span text:style-name="T13">– Стар Свирл перевернулся на другой бок и обратился к учени</text:span><text:span text:style-name="T1">це</text:span><text:span text:style-name="T13">. – Это не пиши, это оффтоп.</text:span></text:p><text:p text:style-name="P131"><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3">.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4">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4">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4">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6"> </text:span>гор.</text:p>
      <text:p text:style-name="P74">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4">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4">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4">Так, что тут у нас?</text:p>
      <text:p text:style-name="P74"/>
      <text:p text:style-name="P74">“<text:span text:style-name="T2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4"/>
      <text:p text:style-name="P74">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text:p>
      <text:p text:style-name="P74">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4">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4"><text:span text:style-name="T13">Ну, понятно, в элитном придворцовом квартале, который представляет из себя </text:span><text:span text:style-name="T1">верхний город</text:span><text:span text:style-name="T13">, цены кусаются. Топай вниз, Анон, на окраину.</text:span></text:p>
      <text:p text:style-name="P17">Но, блин, корявые пальцы внесли свою коррективу в шопинг-план!</text:p>
      <text:p text:style-name="P74"><text:span text:style-name="T13">Как раз </text:span><text:span text:style-name="T1">на мосту, </text:span><text:span text:style-name="T13">на спуске в нижний </text:span><text:span text:style-name="T1">город, </text:span><text:span text:style-name="T13">я выронил монетку. И, естественно, она не осталась лежать там, где упала, а начала катиться </text:span><text:span text:style-name="T1">по мостовой </text:span><text:span text:style-name="T13">— </text:span><text:span text:style-name="T1">чем дальше, тем быстрее</text:span><text:span text:style-name="T13">.</text:span></text:p>
      <text:p text:style-name="P9"><text:soft-page-break/>Подобно олуху из дешёвой комедии, я припустил со всех ног за монеткой и в долгой погоне <text:span text:style-name="T13">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3">—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text:soft-page-break/>–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6">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3">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3">– </text:span>Гм!</text:p><text:p text:style-name="Footnote"><text:span text:style-name="T13">– </text:span>Ну, ты ж понимаешь, что без таланта к магии никакое надувание щёк не поможет. <text:span text:style-name="T13">–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4">На трактат упала тень.</text:p>
      <text:p text:style-name="P35">– Эй, нельзя ли не заслонять…</text:p>
      <text:p text:style-name="P35"><text:soft-page-break/>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3">За прошедшие дни я уже привык и к магии, и к разумным эквиноподобным и даже </text:span><text:span text:style-name="T1">к деревянным дирижаблям</text:span><text:span text:style-name="T13">.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3">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3">–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4">–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3">– </text:span>Не забывай, человек, я — могущественный маг и правитель Эквестрии. Ко мне нужно относиться с должным уважением!</text:p>
      <text:p text:style-name="P48"><text:span text:style-name="T13">– </text:span>А то что? Превратишь в жабу? Сошлёшь на Луну? Убьёшь нахер?</text:p>
      <text:p text:style-name="P48">Аликорница сникла. Уши её опустились.</text:p>
      <text:p text:style-name="P48"><text:soft-page-break/><text:span text:style-name="T13">– Анонимус</text:span>, не надо… Ты же знаешь, я этого не сделаю.</text:p>
      <text:p text:style-name="P48"><text:span text:style-name="T13">–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3">–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3"> штучки при общении со мной. А я постараюсь помочь тебе </text:span>— если это в моих силах, разумеется<text:span text:style-name="T13">.</text:span></text:p>
      <text:p text:style-name="P48"><text:span text:style-name="T13">Аликорница уселась н</text:span>а пол <text:span text:style-name="T13">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3">– Лады! Вот видишь, со мной легко договориться! А теперь расскажи, наконец, зачем </text:span>т<text:span text:style-name="T13">ы притащил</text:span>а<text:span text:style-name="T13"> меня сюда? Только сначала вытащи катетер из шеи </text:span>— <text:s/>он меня нервирует<text:span text:style-name="T13">. Или погоди, я сам вытащу…</text:span></text:p>
      <text:p text:style-name="P48"><text:span text:style-name="T13">Л</text:span>ампа<text:span text:style-name="T13"> отбрасывал</text:span>а<text:span text:style-name="T13"> мягкие тени на стену библиотеки. Селестия, расположи</text:span>вшись<text:span text:style-name="T13"> у моего кресл</text:span>а,<text:span text:style-name="T13">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3">– </text:span>Вот, читай отсюда. <text:span text:style-name="T13">–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text:soft-page-break/>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1">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text:soft-page-break/>–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3">Прижав </text:span>уши к голове, <text:span text:style-name="T63">она дала</text:span> задний ход <text:span text:style-name="T63">и </text:span>выкарабкалась обратно. Окинув библиотеку отчаянным взглядом, <text:span text:style-name="T63">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text:soft-page-break/>–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1">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8">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8">Тумбочка.</text:span> Листок… <text:span text:style-name="T78">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9">Всё пошло не так. Не могу уловить точку концентрации. Сила приложена к чему-то большему, чем лист бумаги. К чему-то неизмеримо большему. </text:span><text:span text:style-name="T78">Да хер с ней, с бумажкой! Тумбочка! Поднимаю! Блин, она реально тяжёлая! Но у </text:span><text:soft-page-break/><text:span text:style-name="T78">меня получается, я чувствую это! Она поддаётся! Й-о-о!!! Вот это силища! Ура! </text:span><text:span text:style-name="T79">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3">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text:soft-page-break/>«-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5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text:soft-page-break/>–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text:soft-page-break/>–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text:soft-page-break/></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6">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3">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8">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3">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5">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повсюду! Некоторые участки ты обошёл.</text:p>
      <text:p text:style-name="P48">Я застыл на месте.</text:p>
      <text:p text:style-name="P48">О боги! Неужели она имеет ввиду…? Жжение в паху возобновилось,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Мне нужна твоя помощь.</text:p>
      <text:p text:style-name="P48">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8">–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text:soft-page-break/>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я чего-то не учёл.</text:p>
      <text:p text:style-name="P48"/>
      <text:h text:style-name="P154"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text:soft-page-break/>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3">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3">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3">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3">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3">–</text:span> Постой, не торопись, <text:span text:style-name="T13">–</text:span> я попыталась удержать ускользающую тень сомнения. <text:span text:style-name="T13">–</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3">–</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3">–</text:span> По состоянию здоровья? <text:span text:style-name="T13">–</text:span> переспросила я, не спуская с него взгяд.</text:p>
      <text:p text:style-name="P1"><text:soft-page-break/><text:span text:style-name="T13">–</text:span> Да, Ваше Высочество, <text:span text:style-name="T13">–</text:span> гонец потупил взгляд, глаза его забегали, <text:span text:style-name="T13">–</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3">–</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3">–</text:span> Эмм… Они… м-м-м… не больны… в некотором смысле… <text:span text:style-name="T13">–</text:span> гонец изо всех сил ковырял копытом <text:s/>п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pan text:style-name="T13">–</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3">—</text:span> в возможности летать. И добровольно отказаться от полётов для него <text:span text:style-name="T1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3">–</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3">– </text:span>Добрый день, Ваше Высочество! <text:span text:style-name="T13">–</text:span> склонились они в поклоне. После некоторого перешёптывания, они всё же назвались по очереди.</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3">–</text:span> Успокойтесь, <text:span text:style-name="T13">–</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3">–</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3">— и втайне немного завидовала этому</text:span>. Если бы сестра со своими способностями к магии умела обуздывать свои эмоции <text:span text:style-name="T13">—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text:soft-page-break/>–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3">—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3">—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3">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3">—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text:soft-page-break/></text:p>
      <text:h text:style-name="Heading_20_2" text:outline-level="2"><text:span text:style-name="T13">10</text:span>. (40*<text:span text:style-name="T13">ctg(Pi/4)-6)/(ln(e)-sin(0))</text:span></text:h>
      <text:p text:style-name="P78"/>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3">— оставить тебе напутствие.</text:span></text:p>
      <text:p text:style-name="P58"><text:span text:style-name="T13">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3">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3">Тебе может не нравиться этот мир. Тебе могут не нравиться пони. Ты можешь быть удивлён и обижен </text:span>их <text:span text:style-name="T13">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3">— </text:span>и ты увидишь, как мир меняется к лучшему. Он очень молод и гибок. Он горит желанием изменяться. Но в этом его слабость <text:span text:style-name="T13">— </text:span>он может меняться и в плохую сторону. От тебя зависит, в какую.</text:p>
      <text:p text:style-name="P58">Эх, хотел бы я поменяться с тобой местами <text:span text:style-name="T13">—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5">—</text:span> чудесная страна, пони <text:span text:style-name="T15">— </text:span><text:span text:style-name="T13">прекрасные создания, порядки тут з</text:span>амечательные<text:span text:style-name="T13">! Чисто, культурно, вежливо. Дворецкий </text:span><text:span text:style-name="T15">—</text:span><text:span text:style-name="T13"> скопидом, конечно, но то работа у него такая. </text:span>Блин, м<text:span text:style-name="T13">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3">– </text:span>Её Высочество Принцесса Селестия хочет видеть вас, человек Анонимус.</text:p>
      <text:p text:style-name="P1">Я захлопнул трактат<text:span text:style-name="T13">.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3">–</text:span> Уже иду. Где я могу её найти?</text:p>
      <text:p text:style-name="P1"><text:span text:style-name="T13">–</text:span> Я проведу вас, человек Анонимус. <text:span text:style-name="T13">–</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5">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text:span><text:soft-page-break/><text:span text:style-name="T41">зале или уйти через портик на крыше</text:span><text:span text:style-name="T55"> </text:span><text:span text:style-name="T41">— обычное дело. </text:span><text:span text:style-name="T55">Хорошо, что ежедневные посещения каретной мастерской подняли мой тонус, изрядно посаженный сидячим образом жизни.</text:span></text:p>
      <text:p text:style-name="P1"><text:span text:style-name="T5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3">–</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3">—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3">—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3">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3">.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3">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3">От которой они первые </text:span>и сбежали<text:span text:style-name="T13">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3">—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5">Мне печалиться не стоит</text:p><text:p text:style-name="P135">Жизнь прекрасна и полн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 —</text:p><text:p text:style-name="P135">Но друзей моих немного,</text:p><text:p text:style-name="P135">Студи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 и в этом смех.</text:p><text:p text:style-name="P135"><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text:soft-page-break/>–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3">— </text:span>фантазировать на эротические темы с фантастическим уклоном, и совсем другое <text:span text:style-name="T13">—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3">–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text:soft-page-break/>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3">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text:soft-page-break/>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3">–</text:span> Иногда хочется забыться, <text:span text:style-name="T13">–</text:span> перехватила мой взгляд аликорница, <text:span text:style-name="T13">–</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3">–</text:span> А водку у вас принято пить?</text:p>
      <text:p text:style-name="P34"><text:span text:style-name="T13">–</text:span> Некоторые употребляют. Но правительница Эквестрии, пьющая <text:span text:style-name="T1">яблочную </text:span>водку <text:span text:style-name="T1">—</text:span> это уже черезчур. <text:span text:style-name="T13">–</text:span> засмеялась Селестия. <text:span text:style-name="T13">–</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3">— сильнейший энергетик, он многократно усиливает чувства и возможности организма. Но он же и иссушает его.</text:span></text:p>
      <text:p text:style-name="P48"><text:span text:style-name="T13">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3">—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3">—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3">– Я несказанно рада, что, наконец-то, могу назвать тебя своим ближайшим другом. </text:span>– мурлыкнула Селестия. – <text:span text:style-name="T13">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3">– Это ты называешь “дружбой”? – с </text:span>улыбкой хмыкнул<text:span text:style-name="T13"> я. – </text:span>Мне нравится твоё чувство юмора.</text:p>
      <text:p text:style-name="P48">Аликорница в недоумении взглянула на меня.</text:p>
      <text:p text:style-name="P48"><text:span text:style-name="T13">– Анон, т</text:span>ебе не нравится моя дружба? Ты не принимаешь её? Ты чем-то недоволен?</text:p>
      <text:p text:style-name="P48"><text:soft-page-break/>Я расхохотался и чуть не поперхнулся водой, плескавшейся у подбородка.</text:p>
      <text:p text:style-name="P48"><text:span text:style-name="T13">– </text:span>Нет, что ты, Сел, не мели ерунды! Я всем доволен, я просто в восторге. Мне вообще кажется, что я попал в рай, прямо в храм любви, а ты <text:span text:style-name="T13">— </text:span>мой ангел-хранитель. И называть ЭТО дружбой <text:span text:style-name="T13">— </text:span>это всё равно что назвать твой дворец сараем для хранения мётел. То есть, назвав меня своим другом, ты не поняла моих чувств к тебе. Я <text:span text:style-name="T13">—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1">– </text:span><text:span text:style-name="T32">Говорят, в Додж-сити почти не осталось жителей. В местном депо перестали обслуживать паровозы из-за нехватки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5">А из Пинто Крика уже месяц нет новостей…</text:span></text:p>
      <text:p text:style-name="P3"><text:span text:style-name="T41">– </text:span><text:span text:style-name="T45">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5">– </text:span>“<text:span text:style-name="T1">Что я могу сделать, чтобы вернуть всё назад?</text:span>”</text:p>
      <text:p text:style-name="P15"><text:span text:style-name="T45">–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5">– </text:span><text:span text:style-name="T32">Что бы это значило, Флёр?</text:span></text:p>
      <text:p text:style-name="P15"><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3">–</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3">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3">олоски и даже целые пряди розового цвета выбивались </text:span><text:span text:style-name="T1">и</text:span><text:span text:style-name="T13">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3"> </text:span><text:span text:style-name="T1">И даже м</text:span><text:span text:style-name="T13">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3">–</text:span> <text:span text:style-name="T1">Сорок девять</text:span> из шестидесяти четырёх? Хренасе! <text:span text:style-name="T13">–</text:span> я вспомнил рассказ Селестии про восьмёрку пегасов прошлогоднего выпуска. <text:span text:style-name="T13">–</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3">–</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3">–</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8">— </text:span><text:span text:style-name="T60">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text:soft-page-break/>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60">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3">– </text:span><text:span text:style-name="T1">Она</text:span><text:span text:style-name="T13">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3">– </text:span><text:span text:style-name="T1">горько заметила аликорница. </text:span><text:span text:style-name="T13">–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3">–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4">—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oft-page-break/>–<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3">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3">—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3">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
      <text:h text:style-name="Heading_20_2" text:outline-level="2">12. Понивилль</text:h>
      <text:p text:style-name="P36"/>
      <text:p text:style-name="P35"><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4">И это ты ещё не видел, что творится в других министерствах, Анонимус! За тысячу лет Нашего отсутствия Сестра превратила М<text:span text:style-name="T30">раморный квартал </text:span>в настоящую обитель лени и казнокрадства!<text:line-break/><text:line-break/>(<text:span text:style-name="T41">у</text:span><text:span text:style-name="T45">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8"/>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5">— </text:span><text:span text:style-name="T4">зачем привлекать ненужное внимание</text:span><text:span text:style-name="T55"> к своей особе? </text:span><text:span text:style-name="T4">После всеобщего интереса кантерлотской знати к тебе, как к королевскому любимчику, тебе хочется покоя.</text:span><text:span text:style-name="T55"> Да и собраться с мыслями проще в доме, избавленном от </text:span><text:span text:style-name="T4">гостинничной </text:span><text:span text:style-name="T55">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text:soft-page-break/>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text:soft-page-break/>–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го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4">“Вот неугомонная” <text:span text:style-name="T14">–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29"><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5">«…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text:soft-page-break/>–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3">— то есть крыльев. И я подумала: а что, если…</text:span></text:p>
      <text:p text:style-name="P48"><text:span text:style-name="T13">–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3">—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text:soft-page-break/>–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60">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3">— максимум двух пони, </text:span>после чего мне придётся восстанавливаться около трёх месяцев<text:span text:style-name="T13">. С вами же я связана в круг Элементов Гармонии, что позволит мне вызвать магический резонанс и вовлечь в </text:span>Прозрение вас всех<text:span text:style-name="T13">. Поэтому я созвала вас и рассчитываю на вашу помощь.</text:span></text:p>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3">.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6"/>
      <text:p text:style-name="P58">Дата: <text:span text:style-name="T26">12.04.1003 А.С.</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text:soft-page-break/>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38">”</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30">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text:soft-page-break/>войны руины, и едва узнаваемые версии Понивилля, которого никогда не знала.<text:span text:style-name="T48"> </text:span><text:span text:style-name="T39">Видения этих городов</text:span><text:span text:style-name="T48"> дрожали, <text:s/>пересекались </text:span><text:span text:style-name="T39">и постоянно множились</text:span><text:span text:style-name="T48">.</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26">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6">—</text:span><text:span text:style-name="T17"> </text:span><text:span text:style-name="T60">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26">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pan text:style-name="T32">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3">—</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text:soft-page-break/>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4">чёрный экран?</text:span></text:p>
      <text:p text:style-name="P45"/>
      <text:p text:style-name="P49">***</text:p>
      <text:p text:style-name="P48"/>
      <text:p text:style-name="P58">Дата: <text:span text:style-name="T26">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26">12.04.1003 А.С.</text:span></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text:soft-page-break/>*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30"> с использованием </text:span><text:span text:style-name="T31">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text:soft-page-break/>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text:soft-page-break/>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text:soft-page-break/>–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text:soft-page-break/>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5">—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text:soft-page-break/>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60">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3">—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3">—</text:span> так и в дурку попасть недолго. Вот и сейчас перегар такой, что снег плавится. Пройди реабилитацию и вернись в проект. А не примут <text:span text:style-name="T13">— найти новую работу. Так даже лучше: быстрее забудешь всю эту хренотень с рогатыми кобылами. </text:span>Будь мужиком, блеать! <text:span text:style-name="T13">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text:soft-page-break/>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text:soft-page-break/>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3">Солнечный лучик настойчиво пробивался сквозь плотно сомкнутые веки. Ветерок через открытое окно </text:span><text:span text:style-name="T1">щекотал уши и шуршал</text:span><text:span text:style-name="T13"> </text:span><text:span text:style-name="T1">занавесками</text:span><text:span text:style-name="T13">. Я раскрыл глаза, в который раз наслаждаясь ясной головой и абсолютной выспанностью </text:span><text:span text:style-name="T41">—</text:span><text:span text:style-name="T13"> роскошью, недоступной мне </text:span><text:span text:style-name="T1">годами</text:span><text:span text:style-name="T13">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3">— и о</text:span>н<text:span text:style-name="T13"> з</text:span>нает, как приготовить<text:span text:style-name="T13"> </text:span>из них особенный вольт-сидр, который больше никто не сделает<text:span text:style-name="T13">.</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3">заклинание П</text:span>розрения<text:span text:style-name="T13">.</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3">—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3">—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3">—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аликорнов и Элементов Гармонии. Если бы я была…</text:span><text:span text:style-name="T13"> </text:span>Ай!</text:p>
      <text:p text:style-name="P1">Твайлайт, погружённая в свои мысли, не заметила вылезшего из своей корзинки зевающего Спайка.</text:p>
      <text:p text:style-name="P1"><text:span text:style-name="T13">–</text:span> Элементы-шмелементы, <text:span text:style-name="T13">–</text:span> проворчал Спайк, выкарабкиваясь из-под Твайлайт, <text:span text:style-name="T13">–</text:span> доброе утро, <text:span text:style-name="T1">Анон</text:span>. Твай, ты не ушиблась?</text:p>
      <text:p text:style-name="P1"><text:span text:style-name="T13">–</text:span> Дет, всё в порядке.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1"><text:soft-page-break/><text:span text:style-name="T41">– Я </text:span><text:span text:style-name="T45">всегда буду оставаться в тени. </text:span><text:span text:style-name="T41">– </text:span><text:span text:style-name="T45">хлюпала единорожка. </text:span><text:span text:style-name="T41">–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93"><text:span text:style-name="T13">– </text:span>Ты?!</text:p>
      <text:p text:style-name="P93"><text:span text:style-name="T13">–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3"><text:span text:style-name="T13">– М</text:span>ожет, тогда ты скажешь, что в нём пошло не так и почему к вам попал я, а не сверхаликорн?</text:p>
      <text:p text:style-name="P93"><text:span text:style-name="T13">– </text:span>Не скажу. Заклинания Стар Свирла Бородатого обычно если срабатывают, то без ошибок.</text:p>
      <text:p text:style-name="P48"><text:span text:style-name="T13">– Если </text:span>только <text:span text:style-name="T13">их правильно вызывают. – </text:span>пробурчал Спайк, возвращаясь в корзинку.</text:p>
      <text:p text:style-name="P34"><text:span text:style-name="T13">–</text:span> <text:span text:style-name="T1">Эм-м. </text:span>Что он имел ввиду?</text:p>
      <text:p text:style-name="P34"><text:span text:style-name="T13">–</text:span> Ну, <text:span text:style-name="T13">–</text:span> Твайлайт смутилась, <text:span text:style-name="T13">–</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7">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3">–</text:span> <text:span text:style-name="T1">е</text:span>динорожка опустила голову.</text:p>
      <text:p text:style-name="P34"><text:span text:style-name="T13">– </text:span><text:span text:style-name="T1">Да, завершилось всё препаршиво. Принцесса Луна сказала, лучше бы её обратно на луну закинули.</text:span></text:p>
      <text:p text:style-name="P34"><text:span text:style-name="T13">–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3">– </text:span><text:span text:style-name="T1">Хм. Нет.</text:span></text:p>
      <text:p text:style-name="P34"><text:span text:style-name="T13">– </text:span><text:span text:style-name="T1">А друзья?</text:span></text:p>
      <text:p text:style-name="P34"><text:span text:style-name="T13">– </text:span><text:span text:style-name="T1">У меня был друг. Погиб два месяца назад.</text:span></text:p>
      <text:p text:style-name="P1"><text:span text:style-name="T13">–</text:span> О, мои соболезнования! Друзей терять <text:span text:style-name="T1">тоже</text:span> тяжко.</text:p>
      <text:p text:style-name="P1"><text:span text:style-name="T13">–</text:span> Всё в порядке, Твайлайт.<text:span text:style-name="T13">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3">–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3">–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3">–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3">– </text:span><text:span text:style-name="T1">Ерунда! Там стоит запрет только для пони. На приматах Луна экспериментировать не запрещала</text:span><text:span text:style-name="T32">.</text:span></text:p>
      <text:p text:style-name="P48"/>
      <text:p text:style-name="P48">…</text:p>
      <text:p text:style-name="P48"><text:soft-page-break/></text:p>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8">Чужестранец-примат разбил сердце нашей обожаемой Селестии! Двор в отчаянии </text:span><text:span text:style-name="T16">—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3">– </text:span>Привет, Эй-Джей! У тебя проблемы?</text:p>
      <text:p text:style-name="P48"><text:span text:style-name="T13">– </text:span>Привет, сахарок. <text:span text:style-name="T13">– </text:span>озабоченно поприветствовала меня фермерша. <text:span text:style-name="T13">–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3">– </text:span>А ты, Маки, вместо того, чтоб хихикать, лучше б тележку починил. Уже полдень! Не успеем распродать яблоки <text:span text:style-name="T13">—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3">–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3">–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3">– Г</text:span>отово. Принимай работу, хозяйка!</text:p>
      <text:p text:style-name="P48">Эпплджек стиснула меня в сокрушающих объятиях.</text:p>
      <text:p text:style-name="P48"><text:span text:style-name="T13">–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3">–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3">– </text:span>Чегой-то вы тут скрытничаете, а?</text:p>
      <text:p text:style-name="P48"><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3">– </text:span>Бери, сахарок. Для тебя <text:span text:style-name="T13">— </text:span>самые <text:span text:style-name="T13">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60">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60">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3">– </text:span>Свободно? <text:span text:style-name="T13">– </text:span>спросил я у единственной пони, сидящей за столиком.</text:p>
      <text:p text:style-name="P48"><text:span text:style-name="T13">– </text:span>Да-да, конечно. <text:span text:style-name="T13">–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3">– <text:s/></text:span>Пирог с грибами, яишницу и чизкейк<text:span text:style-name="T13"> – </text:span>сообщил я подошедшей официантке.</text:p>
      <text:p text:style-name="P48"><text:span text:style-name="T13">– </text:span>Советую выбрать салат «по-кантерлотски». <text:span text:style-name="T13">– </text:span>так же убито пробормотала моя соседка по столу. <text:span text:style-name="T13">– </text:span>Очень вкусно. Копыта оближешь. И мягкий к тому же.</text:p>
      <text:p text:style-name="P48"><text:span text:style-name="T13">–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3">– </text:span>Вы, наверное, ждёте кого-то?</text:p>
      <text:p text:style-name="P50"><text:span text:style-name="T13">– </text:span>Неа.</text:p>
      <text:p text:style-name="P50"><text:span text:style-name="T13">– </text:span>Просто обедаете?</text:p>
      <text:p text:style-name="P50"><text:span text:style-name="T13">– </text:span>Неа.</text:p>
      <text:p text:style-name="P50"><text:span text:style-name="T13">– </text:span>Просто сидите и мрачно смотрите на меня?</text:p>
      <text:p text:style-name="P50"><text:span text:style-name="T13">– </text:span>Неа.</text:p>
      <text:p text:style-name="P50"/>
      <text:p text:style-name="P50">Хм, а эта пони не из разговорчивых. Ну ладно.</text:p>
      <text:p text:style-name="P42"/>
      <text:p text:style-name="P50"><text:span text:style-name="T13">– </text:span>А что же вы делаете?</text:p>
      <text:p text:style-name="P50"><text:span text:style-name="T13">– </text:span>Веселюсь. <text:span text:style-name="T13">– </text:span>мрачно заявила пони.</text:p>
      <text:p text:style-name="P50"><text:span text:style-name="T13">–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3">–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3">– </text:span>Мы с вами раньше встречались?</text:p>
      <text:p text:style-name="P50"><text:soft-page-break/><text:span text:style-name="T13">– </text:span>Неа! <text:span text:style-name="T13">– </text:span>пони улыбалась уже широкой улыбкой от уха и до уха. <text:span text:style-name="T13">– </text:span>Это моя пинки-чуйка! Она вернулась!! И поэтому я знаю, что тебя зовут Анон, и ты программист, и тебе <text:span text:style-name="T2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3">– </text:span>Оставь, Салвер.<text:span text:style-name="T13"> </text:span>Ему за счёт заведения.</text:p>
      <text:p text:style-name="P48"><text:span text:style-name="T13">– </text:span>Ясно, мисс Пинки. <text:span text:style-name="T13">– </text:span>официантка кивнула и ушла.</text:p>
      <text:p text:style-name="P48"><text:span text:style-name="T13">– Ч</text:span>его-о-о?<text:span text:style-name="T13"> </text:span>Так это твой бар?</text:p>
      <text:p text:style-name="P48"><text:span text:style-name="T13">– </text:span>Агась. <text:span text:style-name="T13">– </text:span>поняха развела копытами. <text:span text:style-name="T13">– </text:span>Надо же мне было чем-то заниматься после увольнения от Кейков<text:span text:style-name="T13">?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3">– </text:span>Пинки понизила голос до шёпота, <text:span text:style-name="T13">–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3">– </text:span>Тихо-тихо. <text:span text:style-name="T13">– </text:span>я оглянулся на посетителей. Поняху определённо надо было успокоить: шёпот Пинки, наверное, был слышен даже на улице. <text:span text:style-name="T13">– </text:span>Не вспоминай опять. Давай лучше выпьем на брудершафт. За знакомство.</text:p>
      <text:p text:style-name="P48"><text:span text:style-name="T13">– </text:span>Агась! <text:span text:style-name="T13">– </text:span>кивнула пони, придвигая ко мне бутылку. <text:span text:style-name="T13">–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3">– </text:span>У меня есть идея получше. <text:span text:style-name="T13">– </text:span>на свет показалась фляга Большого Макинтоша.</text:p>
      <text:p text:style-name="P48"><text:span text:style-name="T13">– </text:span>Ух ты-ы-ы! <text:span text:style-name="T13">– </text:span>Пинки понюхала горлышко. <text:span text:style-name="T13">–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3">– </text:span>Починил телегу. Только молчок про самогон, раз уж ты в курсе. <text:span text:style-name="T13">– </text:span>я разлил сидр по чашкам.</text:p>
      <text:p text:style-name="P48"><text:span text:style-name="T13">– </text:span>Да ты что?! Чтоб я выболтала главную тайну Биг Мака, про которую не знают целых две пони в Понивилле? За кого ты меня принимаешь? <text:span text:style-name="T13">–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3">–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3">– У </text:span>тебя такая смешная мордочка! <text:span text:style-name="T13">– </text:span>захихикали Пинки, покачиваясь. <text:span text:style-name="T13">– </text:span>Как будто ты <text:span text:style-name="T60">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3">– </text:span>Эм-м… Скажи-ка мне, мой друг П-п-пинки… Легенда про фаэри <text:span text:style-name="T17">— </text:span><text:span text:style-name="T60">эт правда?</text:span></text:p>
      <text:p text:style-name="P48"><text:span text:style-name="T17">– </text:span><text:span text:style-name="T60">Какая из? Их много, вообще-то. Ик!</text:span></text:p>
      <text:p text:style-name="P48"><text:span text:style-name="T17">– </text:span><text:span text:style-name="T60">Про принцесс. Про то, что они фаэри, спустившиеся с неба во плоти, чтоб помогать пони управлять Эквестрией?</text:span></text:p>
      <text:p text:style-name="P48"><text:soft-page-break/><text:span text:style-name="T17">– Н</text:span><text:span text:style-name="T60">он-нон, </text:span><text:span text:style-name="T17">– </text:span><text:span text:style-name="T60">захихикала Пинки, взъерошив копытами розовые кудряшки и попытавшись соорудить из них бороду, </text:span><text:span text:style-name="T17">–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7">–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7">– </text:span><text:span text:style-name="T60">Ты что-о-о! Нельзя любить фаэри! Она похитит твоё сердце, и ты будешь искать её, пока не… </text:span><text:span text:style-name="T17">– </text:span><text:span text:style-name="T60">Пинки погрузилась в так и не съеденный салат «по-кантерлотски» и захрапела.</text:span></text:p>
      <text:p text:style-name="P48"><text:span text:style-name="T17">– </text:span><text:span text:style-name="T60">Пока не умру?</text:span></text:p>
      <text:p text:style-name="P48"><text:span text:style-name="T17">– </text:span><text:span text:style-name="T60">Нет, глупенький. </text:span><text:span text:style-name="T17">– </text:span><text:span text:style-name="T60">пробулькала Пинки из миски. </text:span><text:span text:style-name="T17">– </text:span><text:span text:style-name="T60">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3">–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3">– </text:span>Судя по тому, как ты стремительно сбежал от меня не попрощавшись, у тебя проблемы. <text:span text:style-name="T13">– </text:span>заметила с укором кобылка. <text:span text:style-name="T13">– </text:span>Странно, мы, вроде, только сегодня познакомились.</text:p>
      <text:p text:style-name="P51"><text:span text:style-name="T13">– </text:span>Пинки, <text:span text:style-name="T13">– </text:span>несчастным голосом сообщил я ей. <text:span text:style-name="T13">– </text:span>Если я до шести не окажусь дома, проблемы будут у одной маленькой пони. Очень большие проблемы.</text:p>
      <text:p text:style-name="P51"><text:span text:style-name="T13">– </text:span>Хм. <text:span text:style-name="T13">– </text:span>кобылка через окно посмотрела на часы в баре. <text:span text:style-name="T13">– </text:span>Тогда нам надо поторопиться! У нас есть шесть минут!</text:p>
      <text:p text:style-name="P51"><text:span text:style-name="T13">–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text:soft-page-break/>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3">– </text:span>Сто-о-ой! <text:span text:style-name="T13">– </text:span>заорал я. <text:span text:style-name="T13">– </text:span>Выпрыгивай из бочки!!!</text:p>
      <text:p text:style-name="P51">Кобылка-пилот улыбнулась и постукала копытцем по шлему, показывая, что не слышит меня.</text:p>
      <text:p text:style-name="P51"><text:span text:style-name="T13">– </text:span>Выпрыгива-а-а… <text:span text:style-name="T13">–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3">– </text:span>Эм-м… Уже можно открывать? <text:span text:style-name="T13">– л</text:span>имонная поняшка отняла копыта от висков и открыла глаза. <text:span text:style-name="T13">–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3">– </text:span>Смотри, вот те и ответ на вопрос, куда деваются пони!</text:p>
      <text:p text:style-name="P51"><text:span text:style-name="T13">– </text:span>Где? <text:span text:style-name="T13">– </text:span>единорожка начала оглядываться.</text:p>
      <text:p text:style-name="P51"><text:span text:style-name="T13">– </text:span>Да ты не туда, ты сюда смотри! Вишь, прямо перед тобой! <text:span text:style-name="T13">– </text:span>жёлтая ткнула копытом прямо в меня. <text:span text:style-name="T13">–</text:span> Вот! Его тут до икс-пи-ри-мен-та не было. А терь он есть! Значит, это и есть ответ! Смекаешь?</text:p>
      <text:p text:style-name="P51"><text:span text:style-name="T13">– </text:span>И что? Я всё равно не пойму, куда деваются пони? И куда пропала Скуталу?</text:p>
      <text:p text:style-name="P51"><text:span text:style-name="T13">– Я </text:span>их ем. <text:span text:style-name="T13">– </text:span>зверски ухмыльнувшись, сообщил я поняшам. <text:span text:style-name="T13">–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text:soft-page-break/></text:p>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3">—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3">— </text:span>ключ к разгадке тайны исчезновения пони.</text:p>
      <text:p text:style-name="P60"><text:span text:style-name="T13">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3">—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text:soft-page-break/>запросе на ускоритель. Псинтел <text:span text:style-name="T13">— </text:span>компания алмазных псов, производящая рубиновые резонаторы для ускорителей <text:span text:style-name="T13">—</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3">—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3">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3">—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3">P.S. Н</text:span>е гневите мироздание воровством! <text:span text:style-name="T28">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3">—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3">— </text:span>если ты уже не сердишься на меня <text:span text:style-name="T13">—</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1"/>
      <text:p text:style-name="P51"><text:span text:style-name="T13">–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3">–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3">«connection timeout». </text:span>А с особенностями понячьей бюрократии я уже немного ознакомился: было бы легче уговорить Сел написать солнцем «<text:span text:style-name="T13">х#й</text:span>» на небе, чем заставить пони-чинушу поступиться хотя бы запятой в должностных инструкциях.</text:p>
      <text:p text:style-name="P51"><text:span text:style-name="T13">– </text:span>Может, она заснула? <text:span text:style-name="T13">– </text:span>Твайлайт ходила кругами по периметру библиотеки. <text:span text:style-name="T13">– </text:span>Ты говорил, она в последнее время выглядит невыспавшейся.</text:p>
      <text:p text:style-name="P51"><text:span text:style-name="T13">– А </text:span>я думаю, это её критические дни или какая-нибудь другая подобная фигня мешает. <text:span text:style-name="T13">– </text:span>вклинилась радужногривая пегаска. <text:span text:style-name="T13">–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3">– </text:span>Это неправильно! <text:span text:style-name="T13">– </text:span>заявила Рэйнбоу Дэш, отвернувшись от окна.</text:p>
      <text:p text:style-name="P51"><text:span text:style-name="T13">– </text:span>Ну да, я тоже так считаю. <text:span text:style-name="T13">– </text:span>откликнулся я. <text:span text:style-name="T13">– </text:span>Тащиться через полстраны только из-за неправильно составленной бумажки!</text:p>
      <text:p text:style-name="P51"><text:span text:style-name="T13">– </text:span>Да я не про то! <text:span text:style-name="T13">– </text:span>отмахнулась пегаска. <text:span text:style-name="T13">– </text:span>Посмотри на поле.</text:p>
      <text:p text:style-name="P51"><text:span text:style-name="T13">– </text:span>И что? Поле как поле.</text:p>
      <text:p text:style-name="P51"><text:span text:style-name="T13">– </text:span>Оно не убрано. <text:span text:style-name="T13">– </text:span>мрачно ответила пегаска. <text:span text:style-name="T13">–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3">– </text:span>У самого посёлка поля убраны. Наверняка дойдёт дело и до остальных.</text:p>
      <text:p text:style-name="P51"><text:span text:style-name="T13">– </text:span>Не дойдёт. <text:span text:style-name="T13">– </text:span>Рэйнбоу Дэш уставилась в карты, сморщила нос и побила мою шестёрку валетом. <text:span text:style-name="T13">–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3">– </text:span>Спасибо, но от пинкиных плюшек у меня фланки округляются.</text:p>
      <text:p text:style-name="P51"><text:span text:style-name="T13">– </text:span>Да ладно тебе, Дэш! От одной не округлятся.</text:p>
      <text:p text:style-name="P51"><text:span text:style-name="T13">– </text:span>От одной —<text:span text:style-name="T13"> </text:span>нет. Но я ж на одной не остановлюсь. <text:span text:style-name="T13">– п</text:span>егаска взяла карту и нахмурилась. <text:span text:style-name="T13">–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3"> </text:span>Как будто…</text:p>
      <text:p text:style-name="P51"><text:span text:style-name="T13">–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3">–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soft-page-break/></text:p>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3">–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3">– </text:span>Леди и джентльпони! Просьба не паниковать! Поезд дальше не идёт: впереди провал! <text:span text:style-name="T13">– </text:span>крикнул проводник.</text:p>
      <text:p text:style-name="P51"><text:span text:style-name="T13">– </text:span>Какой ещё, в дышло, провал? Я проезжал тут два дня назад!</text:p>
      <text:p text:style-name="P51"><text:span text:style-name="T13">– </text:span>Безобразие! Верните мне деньги за билет!</text:p>
      <text:p text:style-name="P51"><text:span text:style-name="T13">– </text:span>Как вы смеете! Я опоздаю в порт! <text:s/><text:span text:style-name="T13">–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3">–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3">– </text:span>Эта дыра фиг знает на сколько длится! <text:span text:style-name="T13">– </text:span>заявила Дэш, выныривая из темноты. <text:span text:style-name="T13">–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3">– </text:span>Дэш, нам надо на ту сторону.</text:p>
      <text:p text:style-name="P51"><text:span text:style-name="T13">– </text:span>Нет проблем. Я могу тебя перенести.</text:p>
      <text:p text:style-name="P51">Я с сомнением посмотрел на пегаску. Дэш в холке была мне по пояс.</text:p>
      <text:p text:style-name="P51"><text:span text:style-name="T13">–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3">– </text:span>Почти. На восемьдесят процентов. Тут какой-то воздух разрежённый, мне трудно удерживать тебя. <text:span text:style-name="T13">– </text:span>пожаловалась пегаска. <text:span text:style-name="T13">– </text:span><text:s/>Хотя раньше я и побольше вес подымала, честно!</text:p>
      <text:p text:style-name="P51"><text:soft-page-break/>Мля.</text:p>
      <text:p text:style-name="P51"><text:span text:style-name="T13">–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3">–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3">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3">– </text:span>двенадцать метров вперёд. Вот, переползу через стык <text:span text:style-name="T13">–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3">– </text:span>Ты как, в порядке? Анон? <text:span text:style-name="T13">– п</text:span>егаска озабоченно потрогала меня за плечо. <text:span text:style-name="T13">–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3">–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text:soft-page-break/>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3">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3">– </text:span>Павильон закрыт! Вы опоздали на две недели. <text:span text:style-name="T13">–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1"><text:span text:style-name="T13">– </text:span>Удостоверение личности предъявлять? <text:span text:style-name="T13">– </text:span>осведомился я.</text:p>
      <text:p text:style-name="P51"><text:span text:style-name="T13">– </text:span>Ч-ч-человеку А-а-анонимусу? <text:span text:style-name="T13">–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3">– </text:span>Нет, ты видела? Он мне чуть пальцы не размозжил, с-с-скотина!!! <text:span text:style-name="T13">– </text:span>заорал я, прыгая на одной ноге. <text:span text:style-name="T13">– </text:span>Вызывай полицию, пока я этого мудака не прибил нахрен!</text:p>
      <text:p text:style-name="P51">Дэш, ни слова не говоря, прислонила ухо к двери.</text:p>
      <text:p text:style-name="P51"><text:span text:style-name="T13">– </text:span>Будешь смеяться, но именно этим он и занят. Вызывает полицию по телефону. <text:span text:style-name="T13">– </text:span>сообщила пегаска.</text:p>
      <text:p text:style-name="P51"><text:span text:style-name="T13">– </text:span>Ха-ха-ха! Очень смешно, сейчас животик надорву! <text:span text:style-name="T13">– </text:span>съязвил я. <text:span text:style-name="T13">–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3">– </text:span>Оп-па! <text:span text:style-name="T13">– </text:span>пегаска оторвала ухо от двери. <text:span text:style-name="T13">–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3">– </text:span>Сколько у нас времени?</text:p>
      <text:p text:style-name="P51">Дэш почесала в затылке.</text:p>
      <text:p text:style-name="P51"><text:span text:style-name="T13">–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3">–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3">– </text:span>Тогда давай сначала обыщем контору. Если уж полиция всё равно едет сюда, так пусть у них хотя бы будет повод!</text:p>
      <text:p text:style-name="P51"><text:soft-page-break/></text:p>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3">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3">– “</text:span>Портативный магоэнергетический ускоритель «<text:span text:style-name="T13">Psyntel Rari2+ DDR</text:span>»,<text:span text:style-name="T13"> </text:span>демо-прототип<text:span text:style-name="T13">” – </text:span>прочитал я на бирке. <text:span text:style-name="T13">– </text:span>Оно!</text:p>
      <text:p text:style-name="P51">Снаружи послышался вой сирены и цокот множества копыт.</text:p>
      <text:p text:style-name="P51"><text:span text:style-name="T13">–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3">– </text:span>Это твои двадцать минут? <text:span text:style-name="T13">– </text:span>возмутился я. <text:span text:style-name="T13">– </text:span>Да ещё и десяти не прошло!</text:p>
      <text:p text:style-name="P51">Дэш вымучено скривилась.</text:p>
      <text:p text:style-name="P51"><text:span text:style-name="T13">– Человек</text:span> Анонимус, здание окружено! Мы знаем, что ты внутри! Выходи добровольно, или будешь взят силой! <text:span text:style-name="T13">– </text:span>загремел усиленный мегафоном голос.</text:p>
      <text:p text:style-name="P51">Я разбил топором стеклянные дверцы прибора и вытащил рубины.</text:p>
      <text:p text:style-name="P51"><text:span text:style-name="T13">–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3">– </text:span>Ну уж фигушки. Я тебя тут не оставлю.</text:p>
      <text:p text:style-name="P51"><text:span text:style-name="T13">– </text:span>Дэш! <text:span text:style-name="T13">– </text:span>взмолился я. <text:span text:style-name="T13">–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3">– Н</text:span>е тупи! <text:span text:style-name="T13">– </text:span>упрямо мотнула головой пегаска. <text:span text:style-name="T13">–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3">– </text:span>Быстро за мной! <text:span text:style-name="T13">–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3">– Ю-</text:span>хууу<text:span text:style-name="T13">!!!</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text:soft-page-break/>На последнем этаже пегаска стояла в коридоре, с сомнением обозревая ряд дверей.</text:p>
      <text:p text:style-name="P51"><text:span text:style-name="T13">–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3">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3">– Анон</text:span>, подвинься!</text:p>
      <text:p text:style-name="P51">Пегаска оттеснила меня крупом и повернулась к двери задом.</text:p>
      <text:p text:style-name="P51"><text:span text:style-name="T13">–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3">– </text:span>Ты чего на меня так уставился? <text:span text:style-name="T13">– </text:span>подозрительно спросила пегаска.</text:p>
      <text:p text:style-name="P51"><text:span text:style-name="T13">– </text:span>Да так… Не ожидал, что ты такая…</text:p>
      <text:p text:style-name="P51"><text:span text:style-name="T13">– </text:span>Офигенски сильная? <text:span text:style-name="T13">– </text:span>зарделась Дэш. <text:span text:style-name="T13">–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3">– </text:span>Ну вот, теперь действуй! — я положил рубины в кошелёк, повесил его пегаске на шею и вдруг, сам для себя неожиданно, обнял её худенькое тело. <text:span text:style-name="T13">–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3">– </text:span>Ты! Не! По! Нял! Те! Бе! Не! Льзя! Тут! Ос! Та! ВАТЬСЯ!!! <text:span text:style-name="T13">–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3">–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3">–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3">–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3">–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3">– </text:span>А это у нас кто? Гм-м. Пегаска. Вот так раз! Рэйнбоу Дэш! Какими судьбами?</text:p>
      <text:p text:style-name="P51"><text:span text:style-name="T13">– </text:span>ТРИКСИ! <text:span text:style-name="T13">– <text:s/></text:span>фейсхуфнула Дэш. <text:span text:style-name="T13">– </text:span>Во имя Селестии, ЧТО ты тут делаешь?!!</text:p>
      <text:p text:style-name="P51"><text:span text:style-name="T13">– </text:span>Зарабатываем себе на жизнь представлениями, как ни странно! <text:span text:style-name="T13">– </text:span>язвительно ответила единорожка. <text:span text:style-name="T13">–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3">–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3">– </text:span>Нам не интересно знать, что ты подумал. <text:span text:style-name="T13">– </text:span>единорожка зевнула. <text:span text:style-name="T13">– </text:span>Мы намерены сдать вас в полицию.</text:p>
      <text:p text:style-name="P51"><text:span text:style-name="T13">– </text:span>Трикси! Не смей! У нас мегаважное задание! Нам нужно вернуться в Понивилль во что бы то ни стало! <text:span text:style-name="T13">– </text:span>пегаска извивалась изо всех сил, пытаясь выбраться из магического захвата.</text:p>
      <text:p text:style-name="P51"><text:span text:style-name="T13">– </text:span>Три раза ХА! Назови хоть одну причину, по которой нам должно быть не всё равно! <text:span text:style-name="T13">– </text:span>насмешливо сказала Трикси. <text:span text:style-name="T13">–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3">– </text:span>Ей ведь нельзя рассказывать, да?</text:p>
      <text:p text:style-name="P51"><text:span text:style-name="T13">– </text:span>Нельзя. <text:span text:style-name="T13">– </text:span>подтвердил я. <text:span text:style-name="T13">–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oft-page-break/><text:span text:style-name="T13">–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3">– </text:span>ОГО!</text:p>
      <text:p text:style-name="P51">Единорожка аж села на крыльцо от удивления.</text:p>
      <text:p text:style-name="P51"><text:span text:style-name="T13">–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3">–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3">– </text:span>Мы приняли решение не выдавать вас полиции в обмен на то, что вы расскажете нам о вашей секретной миссии!</text:p>
      <text:p text:style-name="P51"><text:span text:style-name="T13">– </text:span>Не пойдёт! <text:span text:style-name="T13">– </text:span>заявил я. <text:span text:style-name="T13">– </text:span>Я уже сказал, что это тайна. Мне добавить нечего.</text:p>
      <text:p text:style-name="P51"><text:span text:style-name="T13">– </text:span>Да неужели? <text:span text:style-name="T13">– </text:span>захлопала ресницами Трикси. <text:span text:style-name="T13">–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3">– </text:span>Так вот, почему в последнее время представления были такими изматывающими! Утечка магии не может не волновать нас! <text:span text:style-name="T13">– </text:span>единорожка задумалась. <text:span text:style-name="T13">– </text:span>Но твой рассказ не объясняет нам, куда исчезла принцесса Селестия!</text:p>
      <text:p text:style-name="P51"><text:span text:style-name="T13">– </text:span>Так вот почему я не могу нести тебя! <text:span text:style-name="T13">– </text:span>вторила ей пегаска. <text:span text:style-name="T13">–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3">–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8">Исчезновение дневной главы диархии: Эквестрия в панике!</text:span>» (статья двухдневной давности).</text:p>
      <text:p text:style-name="P51">«<text:span text:style-name="T28">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8">Да отстаньте же вы от меня! Он сказал, что ест пони, но я этого НЕ ВИДЕЛА!!!</text:span>»).</text:p>
      <text:p text:style-name="P51">«<text:span text:style-name="T28">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3">“Wanted…” .</text:span></text:p>
      <text:p text:style-name="P38"><text:span text:style-name="T13">–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3">– </text:span>Прикинь, а? <text:span text:style-name="T13">– </text:span>участливо ткнулась в меня носом Дэш. <text:span text:style-name="T13">– </text:span>Над моими приколами тоже одна я и смеюсь. У<text:span text:style-name="T13">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3">–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text:soft-page-break/>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5">—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3">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7. <text:span text:style-name="T1">Деградация</text:span></text:h>
      <text:p text:style-name="P89"/>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text:soft-page-break/>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3">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8">Добро пожаловать в Груммингтон! Вам здесь рады!</text:span></text:p>
      <text:p text:style-name="P51"><text:span text:style-name="T28">Население города </text:span><text:span text:style-name="T62">302 пони</text:span><text:span text:style-name="T28">.</text:span></text:p>
      <text:p text:style-name="P51"><text:span text:style-name="T62">250 пони</text:span><text:span text:style-name="T28">.</text:span></text:p>
      <text:p text:style-name="P51"><text:span text:style-name="T62">125 поней</text:span><text:span text:style-name="T28">.</text:span></text:p>
      <text:p text:style-name="P51"><text:span text:style-name="T28">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4">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text:soft-page-break/>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Анон. </text:span><text:span text:style-name="T24">Дружба </text:span><text:span text:style-name="T37">—</text:span><text:span text:style-name="T24"> </text:span><text:span text:style-name="T3">э</text:span><text:span text:style-name="T24">то, </text:span><text:span text:style-name="T64">так её </text:span><text:span text:style-name="T3">разэтак</text:span><text:span text:style-name="T64">,</text:span><text:span text:style-name="T24"> магия!</text:span></text:p>
      <text:p text:style-name="Standard"><text:span text:style-name="T24">P.S. Мне тебя не хватает. Сильно.</text:span><text:span text:style-name="T55">»</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text:soft-page-break/>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2">37 пни</text:span></text:p>
      <text:p text:style-name="P69">24пн</text:p>
      <text:p text:style-name="P69">15</text:p>
      <text:p text:style-name="P51"><text:soft-page-break/><text:span text:style-name="T28">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8">Добро пожаловать в Груммингтон! Вам здесь рады!</text:span></text:p>
      <text:p text:style-name="P51"><text:span text:style-name="T28">Население города </text:span><text:span text:style-name="T62">302 пони</text:span><text:span text:style-name="T28">.</text:span></text:p>
      <text:p text:style-name="P51"><text:span text:style-name="T62">250 пони</text:span><text:span text:style-name="T28">.</text:span></text:p>
      <text:p text:style-name="P51"><text:span text:style-name="T62">125 поней</text:span><text:span text:style-name="T28">.</text:span></text:p>
      <text:p text:style-name="P51"><text:span text:style-name="T28">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text:soft-page-break/>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0">«</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0">».</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text:soft-page-break/>–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text:soft-page-break/>–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3">И товары</text:span> вовсе<text:span text:style-name="T63"> не </text:span>бесплатные<text:span text:style-name="T63">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3">Оно п</text:span>овсюду. <text:span text:style-name="T63">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3">А т</text:span>ы вставать не хотел! Я очень-очень испугалась. <text:span text:style-name="T63">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3">–</text:span> А какой у тебя там был образ жизни?</text:p>
      <text:p text:style-name="P51"><text:span text:style-name="T13">–</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3">–</text:span> Лягать-колотить! Ты сидел в тюрьме? За что тебя посадили?</text:p>
      <text:p text:style-name="P51"><text:span text:style-name="T13">–</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3">–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9">пишешь</text:span><text:span text:style-name="T48">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text:soft-page-break/>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3">делать крюк</text:span> в сто миль?! Да это ж ещё неделю ходьбы! У нас картошки осталось на день, твоими стараниями<text:span text:style-name="T13">!</text:span></text:p>
      <text:p text:style-name="P53">Пегаска <text:span text:style-name="T13">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3">матюков мне</text:span> удалось замазать самые большие щели. За тестовый<text:span text:style-name="T63"> </text:span>получасовый заплыв<text:span text:style-name="T63">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text:soft-page-break/>–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3">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3">н жил с пони! И они </text:span>офигенски <text:span text:style-name="T63">любили друг друга! И у них </text:span>был<text:span text:style-name="T63"> </text:span>офигенский <text:span text:style-name="T63">секс! </text:span>И это было круто!<text:span text:style-name="T63"> </text:span>А ты… Ты <text:span text:style-name="T13">—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3">—</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text:soft-page-break/>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3">–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3">– </text:span>Выф-выф-вуф! <text:span text:style-name="T13">– </text:span>возразил я.</text:p>
      <text:p text:style-name="P53">Отпихнув от лица живот пегаски и выплюнув шерсть, я продолжил.</text:p>
      <text:p text:style-name="P53"><text:span text:style-name="T13">–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3">– </text:span>Бе-бе-бе! <text:span text:style-name="T13">– </text:span>устало передразнила меня Дэш. <text:span text:style-name="T13">– А</text:span>нон! Я <text:span text:style-name="T13">— </text:span>плохая пони, потому что хотела получить то, что мне не принадлежит. Но какой же ты всё-таки глупый! Пойми, смертные <text:span text:style-name="T13">— </text:span>игрушки в копытах вечных. Любимые, но всего лишь игрушки. Они заботятся о нас, они <text:span text:style-name="T13">— </text:span>наши обожаемые принцессы, и мы боимся их потерять, но мы для них <text:span text:style-name="T13">—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3">– </text:span>Дэш, я знаю. Просто не могу о ней забыть.</text:p>
      <text:p text:style-name="P53">Пегаска тяжело поднялась.</text:p>
      <text:p text:style-name="P53"><text:span text:style-name="T13">– </text:span>Везёт же некоторым. <text:span text:style-name="T13">– </text:span>пробормотала она, раскрывая крылья для просушки.</text:p>
      <text:p text:style-name="P53">…</text:p>
      <text:p text:style-name="P53"><text:span text:style-name="T13">– А </text:span>ты круто ныряешь<text:span text:style-name="T13">! – </text:span>уважительно заметила пегаска после нескольких минут молчания. <text:span text:style-name="T13">–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3">– </text:span>Это остатки былой славы. Мой институтский рекорд <text:span text:style-name="T13">—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А</text:span><text:span text:style-name="T34">нон, ты весь дрожишь! Тебе надо просушить шерсть. </text:span>Снимай-ка одежду! <text:span text:style-name="T13">–</text:span> <text:span text:style-name="T1">с</text:span>командовала <text:span text:style-name="T1">вдруг</text:span> Дэш.</text:p>
      <text:p text:style-name="P1"><text:span text:style-name="T13">–</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3">–</text:span> Куда это ты спрятался? <text:span text:style-name="T13">–</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3">–</text:span> Ты чего? <text:span text:style-name="T13">–</text:span> <text:span text:style-name="T1">в</text:span> конце-концов озадаченно спросила она. <text:span text:style-name="T13">–</text:span> Что-то не так?</text:p>
      <text:p text:style-name="P1"><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1"><text:soft-page-break/><text:span text:style-name="T13">–</text:span> А с кем не так? Со мной? С тобой? Или вообще? <text:span text:style-name="T13">–</text:span> <text:span text:style-name="T1">д</text:span>опытывалась пегаска.</text:p>
      <text:p text:style-name="P1"><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1"><text:span text:style-name="T13">–</text:span> Ну и?</text:p>
      <text:p text:style-name="P1"><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3">–</text:span> А какой смысл в этом правиле? Какую цель оно преследует?</text:p>
      <text:p text:style-name="P1"><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3">–</text:span> Вот видишь, ты меня правильно поняла. Описанные тобой табу у нас, кстати, тоже есть.</text:p>
      <text:p text:style-name="P1"><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3">–</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3">–</text:span> У тебя оригинальный способ исповедаться, Дэш. <text:span text:style-name="T13">–</text:span> наконец закашлялся я. <text:span text:style-name="T13">–</text:span> <text:span text:style-name="T1">Устроить кораблекрушение, з</text:span>атащить в укромное местечко, <text:span text:style-name="T1">а </text:span>под конец сорвать штаны и… <text:span text:style-name="T13">–</text:span> тут Дэш сама прыснула от смеха.</text:p>
      <text:p text:style-name="P1">Вдоволь отсмеявшись, Дэш ткнула меня носом в грудь и спросила:</text:p>
      <text:p text:style-name="P1"><text:span text:style-name="T13">–</text:span> И?</text:p>
      <text:p text:style-name="P1"><text:span text:style-name="T13">–</text:span> Что “и”?</text:p>
      <text:p text:style-name="P1"><text:span text:style-name="T13">–</text:span> Ты сказал: “ А под конец сорвать штаны и…” <text:span text:style-name="T13">–</text:span> вот я и хочу знать, что “и”?</text:p>
      <text:p text:style-name="P1">Я смутился.</text:p>
      <text:p text:style-name="P1"><text:soft-page-break/><text:span text:style-name="T13">–</text:span> Да ничего… Не бери в голову.</text:p>
      <text:p text:style-name="P1"><text:span text:style-name="T13">–</text:span> А я хочу брать! Какой ты всё-таки… <text:span text:style-name="T13">–</text:span> Дэш встала, потянувшись сначала передней половиной <text:span text:style-name="T1">тела</text:span>, <text:span text:style-name="T1">а </text:span>потом задней.</text:p>
      <text:p text:style-name="P1"><text:span text:style-name="T13">–</text:span> Какой?</text:p>
      <text:p text:style-name="P1"><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3">–</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7">. </text:span><text:span text:style-name="T31">Я не могу навязать тебе чувств…</text:span><text:span text:style-name="T27"> </text:span><text:span text:style-name="T31">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3">–</text:span> <text:span text:style-name="T1">Р</text:span>ешай. <text:span text:style-name="T13">–</text:span> <text:span text:style-name="T1">е</text:span>ё нос почти касался моего. <text:span text:style-name="T13">–</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3">–</text:span> Дэш, ты..?</text:p>
      <text:p text:style-name="P1"><text:span text:style-name="T13">–</text:span> Да, Дискорд тебя забери! Я предлагаю тебе ЗА-НЯТЬ-СЯ СЕК-СОМ со мной! <text:span text:style-name="T13">–</text:span> зло отчеканила пегаска. <text:span text:style-name="T13">–</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3">– </text:span><text:span text:style-name="T1">Я не умею. Неумеха. </text:span><text:span text:style-name="T13">–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3">–</text:span> Дэш!</text:p>
      <text:p text:style-name="P1"><text:span text:style-name="T13">–</text:span> Да? <text:span text:style-name="T13">–</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3">–</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3">–</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3">–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oft-page-break/><text:span text:style-name="T13">– </text:span>Хорошо, пусть это будет моей фантазией. А ты правда принимаешь меня?</text:p>
      <text:p text:style-name="P3"><text:span text:style-name="T13">– </text:span>Правда. Но…</text:p>
      <text:p text:style-name="P1"><text:span text:style-name="T13">–</text:span> Что?</text:p>
      <text:p text:style-name="P1"><text:span text:style-name="T13">–</text:span> Ты лежишь на мне.</text:p>
      <text:p text:style-name="P1"><text:span text:style-name="T13">–</text:span> Ну да, лежу, <text:span text:style-name="T13">–</text:span> Дэш ехидно улыбнулась и заёрзала животом. <text:span text:style-name="T13">–</text:span> А что?</text:p>
      <text:p text:style-name="P1"><text:span text:style-name="T13">–</text:span> А то, что в таком положении я до тебя не достану! У тебя слишком высоко расположена… <text:span text:style-name="T1">эм-м</text:span>… анатомия.</text:p>
      <text:p text:style-name="P1"><text:span text:style-name="T13">–</text:span> Потерпи чуть-чуть, <text:span text:style-name="T13">–</text:span> пегаска хихикнула и снова заёрзала животом, прижав его ко мне. <text:span text:style-name="T13">–</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3">–</text:span> Я чувствую тебя, <text:span text:style-name="T13">–</text:span> промурлыкала Дэш. <text:span text:style-name="T13">–</text:span> Видишь, это совсем не страшно, что я кобыла не твоего вида.</text:p>
      <text:p text:style-name="P1">Я начал почёсывать её шею у основания гривы.</text:p>
      <text:p text:style-name="P1"><text:span text:style-name="T13">–</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3">–</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3">–</text:span> <text:span text:style-name="T1">Да-а-а</text:span>.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3">–</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тела и ещё примерно такой же… <text:span text:style-name="T13">–</text:span> прошептала пегаска и закрыла глаза, уткнувшись носом мне в <text:span text:style-name="T1">плечо</text:span>. Дыхание у неё стало прерывистым.</text:p>
      <text:p text:style-name="P1"><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3">–</text:span> <text:span text:style-name="T1">Анон</text:span>,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text:span text:style-name="T1">м-м-м…</text:span> состоянии.</text:p>
      <text:p text:style-name="P1"><text:span text:style-name="T13">–</text:span> Дэш, <text:span text:style-name="T13">–</text:span> рассмеялся я, <text:span text:style-name="T13">–</text:span> отпусти ухо!</text:p>
      <text:p text:style-name="P1"><text:span text:style-name="T13">–</text:span> Отпускаю, <text:span text:style-name="T13">–</text:span> шепнула пегаска мне в ухо. <text:span text:style-name="T13">–</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3">–</text:span> Про меня таки забыли. Отлично.</text:p>
      <text:p text:style-name="P53"><text:span text:style-name="T13">–</text:span> Не уверена. <text:span text:style-name="T13">–</text:span> <text:s/>пегаска почесала затылок. <text:span text:style-name="T13">–</text:span> Там на столбах повсюду висят объявления. За твою голову предлагают пятьдесят тысяч.</text:p>
      <text:p text:style-name="P53"><text:span text:style-name="T13">–</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3">– </text:span>Твайлайт, привет! Мы вернулись! <text:span text:style-name="T13">–</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3">– К</text:span>АКОГО ХУЯ?!! Твайлайт, ёб твою понимать, ты чё творишь? <text:span text:style-name="T13">– </text:span>я вцепился в ручку двери.</text:p>
      <text:p text:style-name="P53"><text:span text:style-name="T13">– </text:span>Твайли, ты чего? <text:span text:style-name="T13">– </text:span>брыкалась Дэш. <text:span text:style-name="T13">– </text:span>Немедленно опусти меня на пол!</text:p>
      <text:p text:style-name="P53"><text:span text:style-name="T13">– </text:span>Извини, Дэши. <text:span text:style-name="T13">– </text:span>скороговоркой бормотала лавандовая единорожка, нервно хихикая. <text:span text:style-name="T13">–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3">– </text:span>А-А-А-А-А-А!!! <text:span text:style-name="T13">–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3">– </text:span>Не беспокойся, Анон-с-вероятностью-пятьдесят-процентов, больно не будет. Не должно быть, во всяком случае. <text:span text:style-name="T13">– </text:span>суетилась единорожка, закрепляя мои руки и ноги в браслетах. <text:span text:style-name="T13">–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3">– Н</text:span>е пытайся. <text:span text:style-name="T13">– </text:span>единорожка покачала головой. <text:span text:style-name="T13">–</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text:soft-page-break/>Единорожка отвернулась к стеклянному шкафу и стала рыться в нём.</text:p>
      <text:p text:style-name="P53"><text:span text:style-name="T13">–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3">– </text:span>Нет-нет-нет, куда же ты! <text:span text:style-name="T13">– </text:span>магическая аура подхватила меня на полпути к ступенькам. <text:span text:style-name="T13">–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3">– </text:span>Твайлайт, не смей! <text:span text:style-name="T13">– </text:span>хриплым от ужаса голосом прошептал я. <text:span text:style-name="T13">– </text:span>Я тебе потом сниться буду!</text:p>
      <text:p text:style-name="P53"><text:span text:style-name="T13">–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3">–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3">– О</text:span>у! <text:span text:style-name="T63">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3">– </text:span>Хрен-то тебе зачем? <text:span text:style-name="T13">– </text:span>с бессильной злостью спросил я. <text:span text:style-name="T13">– </text:span><text:span text:style-name="T63">Т</text:span>ы собираешься устроить филиал порнхаба для пони-извращенцев?</text:p>
      <text:p text:style-name="P53"><text:span text:style-name="T13">–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3">–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3">– </text:span>А если попроще?</text:p>
      <text:p text:style-name="P53"><text:span text:style-name="T13">– </text:span>Если ты — клон, то превратишься в исходные десять-пятнадцать килограммов песка. Как и все предыдущие. <text:span text:style-name="T13">– </text:span>единорожка указала на ящик с песком, стоящий у противопожарного щита.<text:span text:style-name="T13">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3">– </text:span>Стой! <text:span text:style-name="T13">– </text:span>я лихорадочно искал повод затянуть процесс. <text:span text:style-name="T13">– </text:span>Но ты же не знаешь, каковы могут быть последствия, если я НЕ клон!</text:p>
      <text:p text:style-name="P53"><text:span text:style-name="T13">–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oft-page-break/><text:span text:style-name="T13">–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3">–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3">–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3">–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3">– </text:span>Никогда, слышишь, никогда больше не смей подымать меня…</text:p>
      <text:p text:style-name="P53"><text:span text:style-name="T13">– </text:span>Откуда я знала, что резонансное заклинание так среагирует на…</text:p>
      <text:p text:style-name="P53"><text:span text:style-name="T13">– А</text:span>нон? <text:span text:style-name="T13">– </text:span>пегаска заметила, что я открыл глаза. <text:span text:style-name="T13">– </text:span>Ты в порядке?</text:p>
      <text:p text:style-name="P53">Я издал нечто среднее между брачным рёвом лося и стоном умирающего слона.</text:p>
      <text:p text:style-name="P53"><text:span text:style-name="T13">– </text:span>Я не предполагала, что заклинание магического резонанса нейтрально реагирует только на истинную ткань НАШЕЙ реальности. <text:span text:style-name="T13">– </text:span>зачастила единорожка. <text:span text:style-name="T13">–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3">– </text:span>Но не магнетрон. <text:span text:style-name="T13">– </text:span>заметила Дэш. <text:span text:style-name="T13">–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3">– </text:span>Итак, мы:</text:p>
      <text:p text:style-name="P53">а) Имеем резонаторные рубины для ускорителя.</text:p>
      <text:p text:style-name="P53"><text:soft-page-break/>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3">– Н</text:span>е умничай, сахарок! Шо ты имеешь ввиду под «крупной энергомагической вспышкой»? <text:span text:style-name="T13">– </text:span>почесала в затылке Эпплджек. <text:span text:style-name="T13">– </text:span>Нам хватит ведра воды, чтоб её потушить?</text:p>
      <text:p text:style-name="P53"><text:span text:style-name="T13">–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3">– </text:span>Конски яблоки! <text:span text:style-name="T13">– </text:span>выругалась Эпплджек. <text:span text:style-name="T13">–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3">– </text:span>Ты хорошо подумала? <text:span text:style-name="T13">– в</text:span>торила ей Рэйнбоу Дэш. <text:span text:style-name="T13">– </text:span>В Эквестрии десятки таких городов, как Понивилль! Мы не можем махнуть на них крылом!</text:p>
      <text:p text:style-name="P53"><text:span text:style-name="T13">– </text:span>Тебе-то на Понивилль точно махать! <text:span text:style-name="T13">– </text:span>огрызнулась фермерша. <text:span text:style-name="T13">– Т</text:span>вой дом, поди, не зацепит.</text:p>
      <text:p text:style-name="P53"><text:span text:style-name="T13">– </text:span>Что ты сказала? А ну, повтори? <text:span text:style-name="T13">– </text:span>взвилась пегаска.</text:p>
      <text:p text:style-name="P53"><text:span text:style-name="T13">– </text:span>Не ссорьтесь, девчёнки. <text:span text:style-name="T13">– </text:span>встрял я. <text:span text:style-name="T13">– </text:span>Ничем рисковать не придётся. У меня есть другой вариант. Я ещё в Фетлоке о нём вспомнил.</text:p>
      <text:p text:style-name="P53"><text:span text:style-name="T13">– </text:span>Ась?</text:p>
      <text:p text:style-name="P53"><text:span text:style-name="T13">– </text:span>Что?</text:p>
      <text:p text:style-name="P53"><text:span text:style-name="T13">– </text:span>Какой? <text:span text:style-name="T13">– </text:span>разом <text:span text:style-name="T13">о</text:span>бернулась ко мне компания.</text:p>
      <text:p text:style-name="P53"><text:span text:style-name="T13">– </text:span>Элементы Гармонии. Ты говорила, <text:span text:style-name="T13">– </text:span>обратился я к Твайлайт, <text:span text:style-name="T13">– </text:span>что их сила на одном уровне с аликорньей.</text:p>
      <text:p text:style-name="P53"><text:span text:style-name="T13">–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3">– Л</text:span>ягать! <text:span text:style-name="T13">– </text:span>сморщилась Эпплджек. <text:span text:style-name="T13">– </text:span>У меня после ожерелья Честности в башке гудит, шо после маковского сидра!</text:p>
      <text:p text:style-name="P53"><text:span text:style-name="T13">–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3">– </text:span>Рэр, иногда лучше жевать, чем говорить. Вот честно!</text:p>
      <text:p text:style-name="P53"><text:span text:style-name="T13">– </text:span>Как пожелаешь! Анон, <text:span text:style-name="T13">– </text:span>повернулась ко мне единорожка. <text:span text:style-name="T13">–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3">– </text:span>Они лежали в нагрудном кармане рубашки.</text:p>
      <text:p text:style-name="P53">Твайлайт отвлеклась от доски.</text:p>
      <text:p text:style-name="P53"><text:span text:style-name="T13">–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oft-page-break/><text:span text:style-name="T13">– </text:span>Вот, прибрался малёхо. Но с потолка сажу ещё не успел счистить, там стремянка нужна.</text:p>
      <text:p text:style-name="P53"><text:span text:style-name="T13">– </text:span>Спайки-Вайки, не выкидывай одежду, пожалуйста. В ней должны быть рубины.</text:p>
      <text:p text:style-name="P53"><text:span text:style-name="T13">– </text:span>Какие ещё рубины? <text:span text:style-name="T13">– </text:span>переспросил Спайк и зажевал быстрее.</text:p>
      <text:p text:style-name="P53"><text:span text:style-name="T13">–</text:span> Резонаторные! <text:span text:style-name="T13">–</text:span> холодея, ответил я. <text:span text:style-name="T13">– </text:span>В кармане рубашки должны лежать четыре кристалла.</text:p>
      <text:p text:style-name="P53"><text:span text:style-name="T13">– Э</text:span>м-м. Так это были резонаторные рубины? Предупреждать надо! Я думал, это мусор. <text:span text:style-name="T13">– </text:span>дракончик пожал плечами и выплюнул на лапу полтора камешка.</text:p>
      <text:p text:style-name="P25"/>
      <text:p text:style-name="P53">…</text:p>
      <text:p text:style-name="P53"/>
      <text:p text:style-name="P53"><text:span text:style-name="T13">–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3">– К</text:span>акой-то неправильный у Нон-нона смех! <text:span text:style-name="T13">– </text:span>голос Пинки был еле слышен из-под наваленных на меня подушек. <text:span text:style-name="T13">–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3">– Н</text:span>он-нон? Ты сейчас правильный, или нет?</text:p>
      <text:p text:style-name="P53"><text:span text:style-name="T13">– А</text:span>нон, ты как? Тебе уже лучше? <text:span text:style-name="T13">– </text:span>в прямоугольнике появилась голова Рэйнбоу Дэш.</text:p>
      <text:p text:style-name="P53"><text:span text:style-name="T13">– </text:span>Фигурально выражаясь, ты в себе? <text:span text:style-name="T13">– </text:span>вклинилась между ними Твайлайт Спаркл.</text:p>
      <text:p text:style-name="P53"><text:span text:style-name="T13">– </text:span>Столько ругательств на одном дыхании я не слышала даже от бабули, когда она зацепилась за порог и перевернула поднос с пирогами! <text:span text:style-name="T13">–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3">– </text:span>Отпустите. Я уже правильный. <text:span text:style-name="T13">–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3">– </text:span>Не огорчайся, ситуацию можно выправить. <text:span text:style-name="T13">– з</text:span>атараторила Твайлайт. <text:span text:style-name="T13">–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3">– </text:span>Ага, Твай по «жучкам» специалист! <text:span text:style-name="T13">– з</text:span>аявил Спайк из-за понячих крупов. <text:span text:style-name="T13">– </text:span>Иначе бы мы по уши завязли в долгах за электричество.</text:p>
      <text:p text:style-name="P53"><text:span text:style-name="T13">– </text:span>Спайк!!! Немедленно… <text:s/>сбегай к Кейкам за выпечкой! Нам всем нужно успокоиться.</text:p>
      <text:p text:style-name="P53"><text:span text:style-name="T13">–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3">– </text:span>Ты точно знаешь, шо делаешь? <text:span text:style-name="T13">– </text:span>переспросила Эпплджек. <text:span text:style-name="T13">– </text:span>Мне бы не хотелось, чтоб от Понивилля остались одни головешки.</text:p>
      <text:p text:style-name="P53"><text:span text:style-name="T13">– </text:span>Не беспокойся, всё просчитано. Я уверена, я подчёркиваю, я абсолютно уверена в безопасности эксперимента!</text:p>
      <text:p text:style-name="P53"><text:span text:style-name="T13">– </text:span>Ой, шо-то мне нехорошо становится, когда ты так говоришь…</text:p>
      <text:p text:style-name="P53"><text:span text:style-name="T13">– </text:span>Девочки, приготовились! Начинаю обратный отсчёт! Десять! Девять! Восемь! Семь!</text:p>
      <text:p text:style-name="P53"><text:soft-page-break/>Гудение синхрофазотрона усилилось. Картинка у меня перед глазами поплыла.</text:p>
      <text:p text:style-name="P53"><text:span text:style-name="T13">–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5">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3"> </text:span>покои Луны<text:span text:style-name="T63"> </text:span>через открытые балконные двери<text:span text:style-name="T63">.</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3">– </text:span>А-а-а, ты всё-таки пришёл… <text:span text:style-name="T13">–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oft-page-break/><text:span text:style-name="T13">–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3">–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3">–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3">–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3">–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3">– </text:span>Сожалеем, что не можем убить тебя.</text:p>
      <text:p text:style-name="P53">Обернувшись я встречаюсь с рогом аликорницы, нацеленным мне в грудь.</text:p>
      <text:p text:style-name="P53"><text:span text:style-name="T13">–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3">–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3">–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3">– </text:span>Кимеринн погиб, чтобы ты жил.</text:p>
      <text:p text:style-name="P53">Шаг назад.</text:p>
      <text:p text:style-name="P53"><text:span text:style-name="T13">– </text:span>Сел осталась без магии и развоплотилась из-за тебя.</text:p>
      <text:p text:style-name="P53">Шаг назад.</text:p>
      <text:p text:style-name="P53"><text:span text:style-name="T13">–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soft-page-break/>…</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3">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3">– </text:span>Ты ведь вернёшься в Эквестрию? Не говори им, что увидел там! <text:span text:style-name="T13">–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3">–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4">***</text:p>
      <text:p text:style-name="P54"/>
      <text:p text:style-name="P1"><text:span text:style-name="T13">–</text:span> А<text:span text:style-name="T1">нон? </text:span>Вставай! <text:span text:style-name="T13">–</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3">–</text:span> Твайлайт? <text:span text:style-name="T13">–</text:span> Взгляд сфокусировался на лавандовой единорожке, озабоченно осматривающей меня и продолжающей массаж области сердца.</text:p>
      <text:p text:style-name="P1"><text:span text:style-name="T13">–</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oft-page-break/><text:span text:style-name="T43">–</text:span><text:span text:style-name="T34">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3">– </text:span>Ну шо? Увидел шо-нибудь, сахарок?</text:p>
      <text:p text:style-name="P53">Пони уставились на меня с надеждой.</text:p>
      <text:p text:style-name="P53"><text:span text:style-name="T13">– </text:span>Да.</text:p>
      <text:p text:style-name="P53">Откровение давило на психику как тонна кирпичей. Я не знал, что им сказать. Я не мог.</text:p>
      <text:p text:style-name="P53"><text:span text:style-name="T13">– П</text:span>ревосходно!</text:p>
      <text:p text:style-name="P53"><text:span text:style-name="T13">– </text:span>Это просто супер-дупер-здоровски-потрясно!</text:p>
      <text:p text:style-name="P53"><text:span text:style-name="T13">– </text:span>Йей!</text:p>
      <text:p text:style-name="P53"><text:span text:style-name="T13">– </text:span>Ю-ху!</text:p>
      <text:p text:style-name="P53"><text:span text:style-name="T13">– О</text:span>фигенно! Мы победили! Анон, ты молодец!</text:p>
      <text:p text:style-name="P53"><text:span text:style-name="T13">– </text:span>Замечательно! Секундочку, я приготовлю дневник…</text:p>
      <text:p text:style-name="P53">Восторг пони постепенно сменился ожиданием. Я молчал.</text:p>
      <text:p text:style-name="P53"><text:span text:style-name="T13">– </text:span>Эм-м? И что же ты увидел? <text:span text:style-name="T13">– </text:span>не выдержала Твайлайт.</text:p>
      <text:p text:style-name="P53"><text:span text:style-name="T13">– </text:span>Я… не могу сказать этого.</text:p>
      <text:p text:style-name="P53">Ожидание сменилось недоумением. Рэйнбоу Дэш насмешливо скривила губы.</text:p>
      <text:p text:style-name="P53"><text:span text:style-name="T13">– </text:span>Да ладно! Кончай прикалываться, Анон, мы же ждём! Шутка зачлась!</text:p>
      <text:p text:style-name="P53"><text:span text:style-name="T13">– </text:span>Не могу!!!</text:p>
      <text:p text:style-name="P53"/>
      <text:p text:style-name="P53">…</text:p>
      <text:p text:style-name="P53"/>
      <text:p text:style-name="P53">Молчание прервала Эпплджек.</text:p>
      <text:p text:style-name="P53"><text:span text:style-name="T13">– </text:span>Сахарок, с тобой всё в порядке?</text:p>
      <text:p text:style-name="P53">Дэш подошла ко мне вплотную, обняла меня за шею и прижалась нос к носу.</text:p>
      <text:p text:style-name="P53"><text:span text:style-name="T13">– Анон</text:span>, ты чего? <text:span text:style-name="T13">– </text:span>прошептала она. <text:span text:style-name="T13">– </text:span>Тебя во сне кто-то заколдовал? Мигни мне правым глазом, если да.</text:p>
      <text:p text:style-name="P53">Я высвободился из объятий пегаски.</text:p>
      <text:p text:style-name="P53"><text:span text:style-name="T13">– </text:span>Со мной всё в порядке. <text:span text:style-name="T13">– </text:span>объявил я. <text:span text:style-name="T13">–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3">– </text:span>Конски яблоки! Вот это поворот! А мне так хотелось узнать, шо за нечисть тут орудует!</text:p>
      <text:p text:style-name="P53"><text:span text:style-name="T13">–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3">–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3">– </text:span>Рэр, отвали!</text:p>
      <text:p text:style-name="P53"><text:soft-page-break/><text:span text:style-name="T13">– </text:span>Оу, какие страсти! Ладно-ладно, не сердись, дорогая, не мешаю!</text:p>
      <text:p text:style-name="P53"><text:span text:style-name="T13">–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3">–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3">– </text:span>Стойте!</text:p>
      <text:p text:style-name="P53">Твайлайт подняла вверх копыто, призывая к тишине. Потом откуда-то из дальнего шкафа к ней приплыла “Основы заклятий<text:span text:style-name="T13">” Стар Свирла. </text:span>Единорожка нацепила очки и принялась перелистывать книгу, бормоча под нос названия глав.</text:p>
      <text:p text:style-name="P53"><text:span text:style-name="T13">– </text:span>Ага, вот! Нашла! Анон прав! В «Заклинании Последнего Шанса» есть такое! <text:span text:style-name="T13">– </text:span>единорожка принялась зачитывать отрывок.</text:p>
      <text:p text:style-name="P53">…</text:p>
      <text:p text:style-name="P53">«<text:span text:style-name="T15">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5">слишком громко думать. И сообщить способ спасения — означает его разрушить.</text:span>»</text:p>
      <text:p text:style-name="P53">…</text:p>
      <text:p text:style-name="P53"><text:span text:style-name="T13">– </text:span>Ты хочешь сказать, если Анон нам сообщит, в чём причина всей этой фигни, мы не сможем её исправить? <text:span text:style-name="T13">– </text:span>Дэш повернулась ко мне. <text:span text:style-name="T13">–</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3">–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3">– </text:span>Предположим, в коробке заперт кот. <text:span text:style-name="T13">– н</text:span>арисованный кот упирался лапами в крышку коробки, явно пытаясь выбраться.</text:p>
      <text:p text:style-name="P53"><text:span text:style-name="T13">– </text:span><text:span text:style-name="T63">Допустим, кот бессмертен. Также допустим, что кот з</text:span>аколдован<text:span text:style-name="T63"> </text:span>отложенным <text:span text:style-name="T63">заклятие</text:span>м<text:span text:style-name="T63"> Стирания, которое сработает, если кто-то откроет ящик</text:span>. <text:span text:style-name="T63">То есть, п</text:span>ри открытии<text:span text:style-name="T63"> ящик</text:span>а<text:span text:style-name="T63"> кот исчезнет из </text:span>бытия<text:span text:style-name="T63"> </text:span>— его нет, и никогда не было.</text:p>
      <text:p text:style-name="P53"><text:span text:style-name="T13">– </text:span>Бедный котик. <text:span text:style-name="T13">– </text:span>прошептала Флаттершай.</text:p>
      <text:p text:style-name="P53">Я насторожился, услышав знакомое заклинание.</text:p>
      <text:p text:style-name="P53"><text:span text:style-name="T13">– </text:span>Стой! Откуда тебе известно про заклинание Стирания?</text:p>
      <text:p text:style-name="P53"><text:span text:style-name="T13">–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3">Магическо</text:span>м<text:span text:style-name="T13"> </text:span>В<text:span text:style-name="T13">естник</text:span>е», а профессор Шротингер построил на её базе свой мысленный эксперимент.</text:p>
      <text:p text:style-name="P53"><text:span text:style-name="T13">– </text:span>Гм. Ну ладно, продолжай.</text:p>
      <text:p text:style-name="P53"><text:span text:style-name="T13">– </text:span>Так вот, по условию эксперимента известно, что вероятность того, что кто-то откроет ящик, ненулевая.</text:p>
      <text:p text:style-name="P53"><text:span text:style-name="T13">– </text:span>И что это означает, дорогая? <text:span text:style-name="T13">– </text:span>спросила Рэрити.</text:p>
      <text:p text:style-name="P53"><text:span text:style-name="T13">– </text:span>Это значит, что кто-нибудь когда-нибудь обязательно откроет его.</text:p>
      <text:p text:style-name="P53"><text:span text:style-name="T13">– </text:span>У меня щас башка лопнет! <text:span text:style-name="T13">– </text:span>пожаловалась Дэш. <text:span text:style-name="T13">– </text:span>Так всё-таки, когда этот грёбаный ящик откроют?</text:p>
      <text:p text:style-name="P53"><text:span text:style-name="T13">–</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text:soft-page-break/>Твайлайт прокашлялась, отпила из графина и продолжила.</text:p>
      <text:p text:style-name="P53"><text:span text:style-name="T13">–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3">–</text:span> То есть, ты хошь сказать, шо мы все — навроде этого кота, а Анон боится открыть ящик? Шоб мы не исчезли окончательно?</text:p>
      <text:p text:style-name="P53"><text:span text:style-name="T13">–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3">–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3">– </text:span>Лягать! <text:span text:style-name="T13">– </text:span>выругалась Дэш. <text:span text:style-name="T13">– </text:span>Значит, наши усилия по доставке резонаторов пошли лесом.</text:p>
      <text:p text:style-name="P53"><text:span text:style-name="T13">–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3">– </text:span>Тихо! Спайк, будь добр, сбегай к Кейкам за выпечкой. Нам надо успокоиться. Анон, хоть про Селестию ты нам можешь рассказать?</text:p>
      <text:p text:style-name="P53"><text:span text:style-name="T13">– </text:span>Могу. <text:span text:style-name="T13">– </text:span>пожал плечами я. <text:span text:style-name="T13">– </text:span>Она в моём мире. Но не спрашивайте меня, как её вернуть — я не знаю.</text:p>
      <text:p text:style-name="P53"><text:span text:style-name="T13">– А </text:span>как ты узнал… <text:span text:style-name="T13">– </text:span>начала было единорожка, но её перебил напряжённый голос Спайка.</text:p>
      <text:p text:style-name="P53"><text:span text:style-name="T13">– </text:span>Твай! <text:span text:style-name="T13">– </text:span>дракончик стоял в дверях спиной к нам. <text:span text:style-name="T13">–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3">–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3">– </text:span>Не так быстро, Рэйнбоу Дэш! <text:span text:style-name="T13">– </text:span>ледяным голосом Луны можно было нарезать воду кубиками для мартини. <text:span text:style-name="T13">– </text:span>Нам есть о чём поговорить с приматом!</text:p>
      <text:p text:style-name="P53">Мы с пегаской застыли в синем левитационном поле и поплыли к Луне.</text:p>
      <text:p text:style-name="P53"><text:soft-page-break/><text:span text:style-name="T13">–</text:span> Нет-нет-нет, постойте! <text:span text:style-name="T13">–</text:span> заявила вдруг Твайлайт. <text:span text:style-name="T13">–</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3">–</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3">–</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3">–</text:span> ДОВОЛЬНО! НАМ НАДОЕЛА ЭТА НЕПОКОРНОСТЬ! ПОЗНАЙ ГНЕВ ПРИНЦЕССЫ НОЧИ!!!</text:p>
      <text:p text:style-name="P53"><text:span text:style-name="T13">–</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3">–</text:span> Ай, бля! <text:span text:style-name="T13">–</text:span> в последний момент чей-то луч отрикошетил от магического поля и впился мне в лодыжку. Нога моментально онемела.</text:p>
      <text:p text:style-name="P53"><text:span text:style-name="T13">–</text:span> Не волнуйся, это парализующий луч. Твай таким махалась с Трикси. Пройдёт через полчаса. <text:span text:style-name="T13">–</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3">– </text:span>Не вынуждай Нас идти на крайние меры! <text:span text:style-name="T13">– </text:span>отдувалась Луна. <text:span text:style-name="T13">–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3">– В</text:span>есьма прискорбно, Ваше Высочество, но вынуждена отказать! <text:span text:style-name="T13">– </text:span>переводила дыхание Твайлайт.<text:span text:style-name="T13"> –</text:span> Исключительно по субординационным причинам! Приказ Её Дневного Высочества имеет более высокий приоритет над Вашим!</text:p>
      <text:p text:style-name="P53"><text:span text:style-name="T13">– </text:span>Тогда найди Нам это твоё Дневное Высочество! <text:span text:style-name="T13">– </text:span>взвыла Луна. <text:span text:style-name="T13">– </text:span>В отсутствие Дневной Главы Диархии все дела ведёт Ночная!!!</text:p>
      <text:p text:style-name="P53"><text:span text:style-name="T13">–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3">– </text:span>Дискордова бюрократия! <text:span text:style-name="T13">– </text:span>буркнула аликорница. <text:span text:style-name="T13">–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oft-page-break/><text:span text:style-name="T13">– О</text:span>хренеть! <text:span text:style-name="T13">– </text:span>чертыхнулся Спайк. <text:span text:style-name="T13">– </text:span><text:s/>Твай, она создаёт сферу стихий!</text:p>
      <text:p text:style-name="P53"><text:span text:style-name="T13">– </text:span>Вижу! <text:span text:style-name="T13">– </text:span>донёсся голос единорожки из-под потолка. <text:span text:style-name="T13">–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3">– </text:span>Эм-м, это что-то новенькое, я такого заклинания вообще не знаю. <text:span text:style-name="T13">– </text:span>почесал в затылке Спайк. <text:span text:style-name="T13">–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3">– </text:span>Погоди. У меня есть вариант получше.</text:p>
      <text:p text:style-name="P53">Я вылез из-под шкафа и попрыгал на одной ноге в центр зала.</text:p>
      <text:p text:style-name="P53"><text:span text:style-name="T13">– </text:span>Стойте! Прекратите! Да остановитесь же!!!</text:p>
      <text:p text:style-name="P53">Аликорница и шестёрка уставились на меня.</text:p>
      <text:p text:style-name="P53"><text:span text:style-name="T13">–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3">– </text:span>Ты так говоришь, как будто непричастен к исчезновению Сестры! <text:span text:style-name="T13">– </text:span>к Луне вернулась властная интонация, но фиолетовый шар перестал расти. <text:span text:style-name="T13">– </text:span>Мы не верим тебе! Если попробуешь обмануть Нас и скрыться, даже Тартар покажется тебе курортом!</text:p>
      <text:p text:style-name="P53"><text:span text:style-name="T13">–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3">– </text:span>Как ты её назвал? <text:span text:style-name="T13">– </text:span>отвалилась челюсть у аликорницы.</text:p>
      <text:p text:style-name="P53"><text:span text:style-name="T13">– </text:span>Эм-м, мне неудобно вмешиваться, но вынуждена вас перебить. <text:span text:style-name="T13">– </text:span>встряла Твайлайт. <text:span text:style-name="T13">– </text:span>Это было экспериментальное заклинание. Локальная заморозка времени. Я, эм-м, не предусмотрела возможности его отмены…</text:p>
      <text:p text:style-name="P53"><text:span text:style-name="T13">– </text:span>Что? <text:span text:style-name="T13">–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3">–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3">– </text:span>Что тут случилось? Почему все висят в воздухе? И всё вот это?</text:p>
      <text:p text:style-name="P53">Голос Спайка откуда-то из подвала ответил:</text:p>
      <text:p text:style-name="P53"><text:span text:style-name="T13">– </text:span>Потому что Твайлайт остановила время. В радиусе девяти метров, как мне кажется. Или десяти.</text:p>
      <text:p text:style-name="P53"><text:soft-page-break/><text:span text:style-name="T13">– </text:span>В двенадцати с половиной. <text:span text:style-name="T13">– </text:span>донёсся голос Твайлайт сверху. <text:span text:style-name="T13">–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3">– Н</text:span>Е ВЗДУМАЙ СЧИТАТЬ СЕБЯ ПОБЕДИТЕЛЬНИЦЕЙ! <text:span text:style-name="T13">– </text:span>загремело у меня в мозгу, в обоих сознаниях сразу. <text:span text:style-name="T13">–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3">–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3">–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3">–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3">–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3">–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3">– </text:span>Эм-м, я вам подхожу?</text:p>
      <text:p text:style-name="P53"><text:span text:style-name="T13">– </text:span>КТО ТЫ? ПРЕДСТАВЬСЯ!</text:p>
      <text:p text:style-name="P53"><text:span text:style-name="T13">– </text:span>Эм-м, Лира Хартстрингс, единорог. Я не то, чтобы маг, моя специализация — музыка…</text:p>
      <text:p text:style-name="P53"><text:span text:style-name="T13">– </text:span>ГОДИТСЯ! ТЫ ВИДИШЬ ТОЧКУ СИНГУЛЯРНОСТИ?</text:p>
      <text:p text:style-name="P53"><text:span text:style-name="T13">– </text:span>Эм-м?</text:p>
      <text:p text:style-name="P53">Голос Спайка пояснил:</text:p>
      <text:p text:style-name="P53"><text:span text:style-name="T13">– </text:span>Вон та яркая искорка над лестницей, у которой вся картинка искривляется.</text:p>
      <text:p text:style-name="P53"><text:span text:style-name="T13">– </text:span>Да! Вижу.</text:p>
      <text:p text:style-name="P53"><text:span text:style-name="T13">– </text:span>ТЕПЕРЬ ЛЕВИТИРУЙ ПРИМАТА В ТОЧКУ СИНГУЛЯРНОСТИ.</text:p>
      <text:p text:style-name="P53"><text:span text:style-name="T13">– </text:span>Чего-о-о?!! <text:span text:style-name="T13">– </text:span>возопило моё малое сознание.</text:p>
      <text:p text:style-name="P53"><text:span text:style-name="T13">– </text:span>Эм-м… Зачем?</text:p>
      <text:p text:style-name="P53"><text:span text:style-name="T13">–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3"> </text:span>НЕ ВОЛНУЙСЯ, ДВУНОГИЙ, ТЕБЕ ЭТО НЕ ПОВРЕДИТ.</text:p>
      <text:p text:style-name="P53"><text:soft-page-break/><text:span text:style-name="T13">– </text:span>Вы даёте слово, что человеку не будет причинён вред? <text:span text:style-name="T13">– </text:span>голос Лиры обрёл непривычную твёрдость.</text:p>
      <text:p text:style-name="P53"><text:span text:style-name="T13">– </text:span>КАК ТЫ СМЕЕШЬ СОМНЕВАТЬСЯ В НАС, СВОЕЙ ПРИНЦЕССЕ?</text:p>
      <text:p text:style-name="P53"><text:span text:style-name="T13">– Я </text:span>не сомневаюсь в вас, Ваше Высочество… Потому и требую слова!</text:p>
      <text:p text:style-name="P53"><text:span text:style-name="T13">–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3">– </text:span>Ну, блядь, спасибо! <text:span text:style-name="T13">– </text:span>подумал я.</text:p>
      <text:p text:style-name="P53"><text:span text:style-name="T13">–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3">–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3">– </text:span>Проклятье! Тебе только Кэйдэнс осталось обрыгать для полной коллекции! <text:span text:style-name="T13">–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3">– </text:span>Так шта не так уж сильно мы и погудели с братюней на прошлый Канун горящего очага! <text:span text:style-name="T13">– </text:span>пробормотала Эпплджек, схватившись за голову. <text:span text:style-name="T13">–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3">– </text:span>Итак, Мы ждём <text:span text:style-name="T13">– а</text:span>ликорница смотрела на меня выжидающе. <text:span text:style-name="T13">–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3">–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3">– </text:span>Давай по-порядку. <text:span text:style-name="T13">– о</text:span>становила меня Луна. <text:span text:style-name="T13">–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3">–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text:soft-page-break/>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3">– Ч</text:span>то? Остатки магии? <text:span text:style-name="T13">–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3">– </text:span>Мы проследили её сновидение до магической вспышки. <text:span text:style-name="T13">– п</text:span>одтвердила Луна. Её взгляд сверлил меня, улавливая малейшие изменения мимики. <text:span text:style-name="T13">–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3">– </text:span>Теперь ты понимаешь, почему Мы виним тебя в развоплощении сестры?</text:p>
      <text:p text:style-name="P53"><text:span text:style-name="T13">– </text:span>Да. Но послушай… Я не могу рассказать всё. <text:span text:style-name="T13">– </text:span>осторожно, как по горячим углям, начал я. <text:span text:style-name="T13">– </text:span>Это может натворить большую беду.</text:p>
      <text:p text:style-name="P53">Луна пристально взглянула на меня и понимающе склонила голову.</text:p>
      <text:p text:style-name="P53"><text:span text:style-name="T13">– </text:span>Мы знаем, иногда так бывает. Продолжай.</text:p>
      <text:p text:style-name="P53"><text:span text:style-name="T13">–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3">– </text:span>Да, помним.</text:p>
      <text:p text:style-name="P53"><text:span text:style-name="T13">–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3">–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3">–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3">–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3">– </text:span>Ты что-то недоговариваешь. <text:span text:style-name="T13">– </text:span>шепнула Луна почти ласково. <text:span text:style-name="T13">–</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oft-page-break/><text:span text:style-name="T13">– …</text:span>а <text:span text:style-name="T13">М</text:span>арк Ботвиний-младший упоминал в «Энциклопедии Арканум» о древнем божестве К<text:span text:style-name="T13">'</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3">– </text:span>Достаточно, Твайлайт. <text:span text:style-name="T13">– </text:span>остановила единорожку Луна. <text:span text:style-name="T13">–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3">–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3">– </text:span>Да, это может сработать. <text:span text:style-name="T13">– </text:span>кивнула Луна. <text:span text:style-name="T13">–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3">– </text:span>Разумеется, я помогу вам! <text:span text:style-name="T13">– </text:span>воскликнула Твайлайт с энтузиазмом. <text:span text:style-name="T13">– </text:span>У меня же есть опыт, хоть и не очень удачный.</text:p>
      <text:p text:style-name="P53">Луна сморщила нос при этих словах, но всё же кивнула.</text:p>
      <text:p text:style-name="P53"><text:span text:style-name="T13">–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3">– </text:span>Я приглашу их. Они не откажутся.</text:p>
      <text:p text:style-name="P53"><text:span text:style-name="T13">– </text:span>Что ж, ещё одной проблемой меньше. Теперь нужно решить, как найти Сел. Кто-то должен отправиться за ней.</text:p>
      <text:p text:style-name="P53"><text:span text:style-name="T13">– </text:span>Это, разумеется, буду я. <text:span text:style-name="T13">– п</text:span>ожал плечами я. <text:span text:style-name="T13">– Р</text:span>азумная пони там и шагу не сделает без того, чтобы не попасть в лабораторию к учёным или военным.</text:p>
      <text:p text:style-name="P53"><text:span text:style-name="T13">– </text:span>А если…</text:p>
      <text:p text:style-name="P53"><text:span text:style-name="T13">– </text:span>А если она прикинется неразумной, <text:span text:style-name="T13">– </text:span>предвосхитил я вопрос единорожки, <text:span text:style-name="T13">–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3">– </text:span>Остаётся ещё одна проблема. <text:span text:style-name="T13">– </text:span>тихо сказала тёмная аликорница. <text:span text:style-name="T13">–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3">– </text:span>Я попробую подыскать подходящие заклинания для работы с флорой. <text:span text:style-name="T13">– </text:span>загорелась научным рвением Твайлайт. <text:span text:style-name="T13">–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3">– </text:span>Почему ты так опасаешься гибели Селестии? <text:span text:style-name="T13">– </text:span>наконец спросил я аликорницу. <text:span text:style-name="T13">– </text:span>Ведь вы бессмертны. Рано или поздно твоя сестра вернётся к тебе, как ты вернулась к ней через тысячу лет заточения.</text:p>
      <text:p text:style-name="P53"><text:span text:style-name="T13">– </text:span>Ха! <text:span text:style-name="T13">– </text:span>с горечью отозвалась Луна. <text:span text:style-name="T13">–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3">–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3">–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3">– </text:span>Почему же ты не смогла найти меня с его помощью?</text:p>
      <text:p text:style-name="P53">Аликорница смутилась.</text:p>
      <text:p text:style-name="P53"><text:span text:style-name="T13">–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3">– </text:span>Да уж, успех тотальный. <text:span text:style-name="T13">– </text:span>скептически отозвался я, прислушиваясь к звукам уборки. <text:span text:style-name="T13">– </text:span>Я бы и сам к тебе заявился с результатами эксперимента, дай ты мне пару дней времени.</text:p>
      <text:p text:style-name="P53"><text:span text:style-name="T13">– </text:span>Как бы то ни было, <text:span text:style-name="T13">– </text:span>поджала губы Луна, <text:span text:style-name="T13">–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3">– </text:span>У нас было достаточно плодотворное сотрудничество. <text:span text:style-name="T13">– </text:span>осторожно начал я. <text:span text:style-name="T13">– </text:span>Хотя основную часть работы сделал я, Дэш и Твайлайт.</text:p>
      <text:p text:style-name="P53"><text:span text:style-name="T13">– </text:span>Неудивительно! <text:span text:style-name="T13">– </text:span>фыркнула Луна. <text:span text:style-name="T13">– </text:span>в<text:span text:style-name="T13"> </text:span>этом — вся Сел. Сестра, в отличие от Нас, всегда норовит спихнуть тяжёлую задачу на кого-нибудь другого!</text:p>
      <text:p text:style-name="P53"><text:span text:style-name="T13">– </text:span>А также совместить приятное с полезным. <text:span text:style-name="T13">– </text:span>не удержался я от подколки.</text:p>
      <text:p text:style-name="P48">Луна бросила на меня тяжёлый взгляд.</text:p>
      <text:p text:style-name="P51"><text:span text:style-name="T19">–</text:span> Вот это вряд ли! Сел охладела к сексу ещё до Нашей ссылки. И, насколько Нам известно, за время Нашего отсутствия её предпочтения в <text:span text:style-name="T13"><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8">–</text:span> Тогда зачем она..?</text:p>
      <text:p text:style-name="P48"><text:span text:style-name="T18">–</text:span> Дала тебе? <text:span text:style-name="T18">–</text:span> цинично за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9">–</text:span> А другие? Они тоже… давали мне потому, что считали меня последним шансом?</text:p>
      <text:p text:style-name="P51">У аликорницы отвалилась челюсть.</text:p>
      <text:p text:style-name="P51"><text:span text:style-name="T19">–</text:span> Другие? Кто ещё?<text:span text:style-name="T13"> </text:span>С кем ещё у тебя были… отношения?</text:p>
      <text:p text:style-name="P48"><text:span text:style-name="T18">–</text:span> С Рэйнбоу Дэш <text:span text:style-name="T18">–</text:span> ответил я несчастным голосом. <text:span text:style-name="T18">–</text:span> И, может быть, с Пинки.</text:p>
      <text:p text:style-name="P48"><text:span text:style-name="T18">–</text:span> А ты живчик. <text:span text:style-name="T18">–</text:span> удивлённо заметила Луна и нахмурилась.</text:p>
      <text:p text:style-name="P39"><text:soft-page-break/>–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8">– Что?!! – с недоверием воскликнула Луна. – Сестра никогда не умела лечить. И сейчас не умеет </text:span><text:span text:style-name="T61">—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8">– О небо! Теперь Мы понимаем, почему она так ослабела! Как это в стиле Сестры </text:span><text:span text:style-name="T61">—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8">– Заместительная терапия </text:span><text:span text:style-name="T61">—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8">–</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8">– </text:span><text:span text:style-name="T6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3">– Анон</text:span>, ты в порядке? <text:span text:style-name="T13">– </text:span>на балкон заглянула Дэш. <text:span text:style-name="T13">–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3">– </text:span>Спасибо, Дэш. Ты настоящий друг.</text:p>
      <text:p text:style-name="P53"><text:span text:style-name="T13">– </text:span>Сначала нам нужно вернуться в Кантерлот. <text:span text:style-name="T13">– п</text:span>рервала нас Луна. <text:span text:style-name="T13">–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3">– </text:span>Если отменить праздник, начнутся волнения. <text:span text:style-name="T13">– </text:span>ответила Луна на мой не заданный вопрос. <text:span text:style-name="T13">–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77"/>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3">– </text:span>Да шо ж такое творится-то! Ни в жисть не поверю, чтоб в Кантерлоте пустые дома были! <text:span text:style-name="T13">– </text:span>заявила Эпплджек. <text:span text:style-name="T13">–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3">– </text:span>Какая жалость, что это всё из-за вампирского мира! <text:span text:style-name="T13">– </text:span>пробормотала Рэрити. <text:span text:style-name="T13">–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3">– Анон</text:span>, ты тут? <text:span text:style-name="T13">–</text:span>Дэш просунула нос в дверь, не дожидаясь отклика. <text:span text:style-name="T13">– </text:span>Ага, вот ты где! Я с тобой!</text:p>
      <text:p text:style-name="P53">Она швырнула перемётные сумки мне на постель и пошла к выходу.</text:p>
      <text:p text:style-name="P53"><text:span text:style-name="T13">– </text:span>Ну, чего застрял? Пошли скорее, а то на хавчик опоздаем! <text:span text:style-name="T13">–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3">– </text:span>Располагайтесь. <text:span text:style-name="T13">–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3">–</text:span> всхлипула Дэш.</text:p>
      <text:p text:style-name="P53"><text:span text:style-name="T13">– </text:span>Ну что же вы? Присаживайтесь. <text:span text:style-name="T13">– </text:span>вновь пригласила Луна. <text:span text:style-name="T13">–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3">одной</text:span> подушки. </text:p>
      <text:p text:style-name="P53"><text:span text:style-name="T13">– </text:span>Мы узнали у шеф-повара Сестры о твоих кулинарных предпочтениях. <text:span text:style-name="T13">– у</text:span>лыбнулась мне Луна. <text:span text:style-name="T13">–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3">–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text:soft-page-break/>–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text:soft-page-break/>–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3">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text:soft-page-break/>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text:soft-page-break/>–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text:soft-page-break/>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 - Сел… Ну почему ты такая… – пробормотал я сквозь слёзы.</text:p>
      <text:p text:style-name="P53"/>
      <text:p text:style-name="P54">***</text:p>
      <text:p text:style-name="P77"/>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text:soft-page-break/>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9">д</text:span>ЕсЬ БЫл <text:span text:style-name="T70">д</text:span>ИскОр<text:span text:style-name="T68">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text:soft-page-break/>–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ие недели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text:soft-page-break/>Рыться в шмотках Селестии — то ещё удовольствие! Я сгорал от смущения. Древние платья хрен-знает-когда-прошедшей моды, скрывающие фигуру балахоны,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1"></text:span><text:span text:style-name="T72"> сидел, прислонившись к стенке. Оранжевая лампочка по прежнему горела на налобни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 тоб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text:soft-page-break/>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3">Рычаг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ручку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text:soft-page-break/>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3">Зафиксирована опасная ситуация. Сознание пациента </text:span><text:span text:style-name="T74">&lt;</text:span><text:span text:style-name="T73">Селестия</text:span><text:span text:style-name="T74">&gt;</text:span><text:span text:style-name="T73"> не регистрируется. Активируется протокол экстренной эвакуации пациента </text:span><text:span text:style-name="T74">&lt;</text:span><text:span text:style-name="T73">Селестия</text:span><text:span text:style-name="T74">&gt;</text:span><text:span text:style-name="T73"> к супервизору </text:span><text:span text:style-name="T74">&lt;</text:span><text:span text:style-name="T73">Луна</text:span><text:span text:style-name="T74">&gt;</text:span><text:span text:style-name="T73">.</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робокорном».</text:p>
      <text:p text:style-name="P53">…</text:p>
      <text:p text:style-name="P5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text:soft-page-break/>–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0"/>
      <text:p text:style-name="P53">Скалу ощутимо тряхнуло. Грибной суп выплеснулся из супницы на стол.</text:p>
      <text:p text:style-name="P53">– <text:span text:style-name="T80">Конски яблоки! </text:span>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text:span text:style-name="T81">гигантский </text:span>дирижабль с «Громовержцем»<text:span text:style-name="T13">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8">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text:soft-page-break/>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text:soft-page-break/>–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3">,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8">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text:soft-page-break/>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text:span text:style-name="T83">Весь разворот занимал один заголовок.</text:span></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61">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1">—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4"><text:span text:style-name="T13">–</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text:span><text:span text:style-name="T11">задумку</text:span><text:span text:style-name="T1">, на котор</text:span><text:span text:style-name="T11">ую</text:span><text:span text:style-name="T1"> нужно, </text:span><text:span text:style-name="T11">скажем,</text:span><text:span text:style-name="T1"> </text:span><text:span text:style-name="T63">трид</text:span><text:span text:style-name="T1">цать лет, если его сменят через </text:span><text:span text:style-name="T63">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text:span text:style-name="T85">классные</text:span>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text:soft-page-break/>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text:span text:style-name="T85">дискордова </text:span>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text:span text:style-name="T86">встала на задние ноги и положила передние мне на плечи</text:span>.</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text:span text:style-name="T87">уселась на круп</text:span>, <text:span text:style-name="T87">копытами</text:span>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text:span text:style-name="T88">Анон</text:span>.</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text:span text:style-name="T88">В душе царили покой и умиротворённость.</text:span>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142">– Тебе не стоит печалиться, человек. Твайлайт Спаркл права: дружба — не та вещь, которую можно взвешивать на весах.</text:p>
      <text:p text:style-name="P145">Луна <text:span text:style-name="T90">отвернулась, попытавшись скрыть</text:span> смущени<text:span text:style-name="T90">е.</text:span></text:p>
      <text:p text:style-name="P142"><text:span text:style-name="T89">– </text:span>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143">Луна опустила мне на колени небольшую карточку из серебра.</text:p>
      <text:p text:style-name="P53"/>
      <text:p text:style-name="P71"><text:soft-page-break/><text:span text:style-name="T13">~~~ </text:span>Человек <text:span text:style-name="T84">Анонимус</text:span> <text:span text:style-name="T13">~~~</text:span></text:p>
      <text:p text:style-name="P71">Паспорт гражданина Эквестрии</text:p>
      <text:p text:style-name="P70">Выдан человеку <text:span text:style-name="T82">Анонимусу</text:span></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29">26.07.2143 <text:span text:style-name="T92">А.С.</text:span></text:p>
      <text:p text:style-name="P53"/>
      <text:h text:style-name="P156" text:outline-level="2">24. Навсегда. И всегда.</text:h>
      <text:p text:style-name="P139"/>
      <text:p text:style-name="P147">– Шесть. Пять. Четыре. Три. Два. Один. Ста-а-а-арт! – заверещала Пинки.</text:p>
      <text:p text:style-name="P147">Эпплджек ударила задними ногами в гонг. Твайлайт включила кинокамеру на запись. Флаттершай спрятала голову под хвост Рэрити.</text:p>
      <text:p text:style-name="P1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text:span text:style-name="T91">спикировала</text:span> <text:span text:style-name="T91">рядом с</text:span> наблюдательной площадк<text:span text:style-name="T91">ой</text:span>. Плотный облачный покров разлетелся в клочья, пронзённый многоцветной стрелой. Через брешь в облаках было видно, как <text:span text:style-name="T93">Дэш, подобно метеору, пронзила пространство под «Громовержцем». У</text:span>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text:span text:style-name="T93">щепок</text:span>, деревья превращались в <text:span text:style-name="T93">измочаленные веники</text:span>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1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147">Или, может быть, в тебе, Анон, если ты до сих пор пытаешься судить о пони по стандартам мира людей?</text:p>
      <text:p text:style-name="P1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147">– Ну что, видел? Тебе понравилось? Круто, правда?!!</text:p>
      <text:p text:style-name="P1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147">Пегаска, не услышав от меня слов восхищения, надулась.</text:p>
      <text:p text:style-name="P147">– Между прочим, я ещё не на полную выложилась! Если бы мне разрешили взлететь повыше, удар был бы на двадцать процентов круче!</text:p>
      <text:p text:style-name="P1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text:soft-page-break/>вибрации, что, в свою очередь, может привести к фрагментации скал<text:span text:style-name="T94">ьного массива</text:span> на три <text:span text:style-name="T94">и более частей</text:span>.</text:p>
      <text:p text:style-name="P147">Дэш почесала в затылке.</text:p>
      <text:p text:style-name="P147">– Ты хочешь сказать — вжарь я посильнее, и «Громовержец» рассыпался бы?</text:p>
      <text:p text:style-name="P147">– Нечто вроде. – кивнула Твайлайт. – Уверенность не стопроцентная, но риск велик.</text:p>
      <text:p text:style-name="P147">– То есть, мне нужно будет лупить по болоту не сильнее, чем сейчас?</text:p>
      <text:p text:style-name="P147">– Именно так, Рэйнбоу Дэш! – к нашей компании подошла Луна.</text:p>
      <text:p text:style-name="P1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147">– Ур-ра-а-а! Да здравствует Рэйнбоу Дэш!!! Предлагаю устроить в её честь вечеринку! А то что-то все какие-то скучные стали в последнее время!</text:p>
      <text:p text:style-name="P1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147">– Объявить об окончании испытаний. Снять кордоны с дорог. Расчистить развалины. Выполняйте.</text:p>
      <text:p text:style-name="P147">– Есть!</text:p>
      <text:p text:style-name="P147">Пегасы спикировали в долину.</text:p>
      <text:p text:style-name="P147"/>
      <text:p text:style-name="P147">…</text:p>
      <text:p text:style-name="P147"/>
      <text:p text:style-name="P1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1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147">– Завтра на рассвете «Громовержец» достигнет руин нашего Дома. Мы предчувствуем великую битву.</text:p>
      <text:p text:style-name="P147">Луна стояла рядом, наблюдая за проплывающей внизу Эквестрией. Я удивился.</text:p>
      <text:p text:style-name="P147">– Разве ты не планируешь с помощью Дэш расчистить болото от пландерсидов? С кем мы будем сражаться?</text:p>
      <text:p text:style-name="P147">Луна тяжело вздохнула.</text:p>
      <text:p text:style-name="P147">– Мощь Рэйнбоу Дэш впечатляет. Но если бы Мы могли всё предусмотреть — тут был бы совсем <text:s/>другой мир.</text:p>
      <text:p text:style-name="P147">Аликорница огляделась по сторонам.</text:p>
      <text:p text:style-name="P1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1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147"><text:soft-page-break/>–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провожая Наши оставшиеся две центурии в последний бой.</text:p>
      <text:p text:style-name="P147">Аликорница коснулась крылом моего плеча.</text:p>
      <text:p text:style-name="P147">– Будь храбр. Будь стоек. Будь силён. Что бы ни случилось, помни: Эквестрия с тобой. Эквестрия в тебе. Навсегда. И всегда. Удачи, солдат!</text:p>
      <text:p text:style-name="P147">Луна повернулась и быстро ушла с обзорной площадки.</text:p>
      <text:p text:style-name="P147"/>
      <text:p text:style-name="P148">***</text:p>
      <text:p text:style-name="P147"/>
      <text:p text:style-name="P147">– Анон, стой! Подожди!</text:p>
      <text:p text:style-name="P147">Запыхавшаяся Дэш свалилась на дорогу прямо передо мной. Ш<text:span text:style-name="T95">е</text:span>рст<text:span text:style-name="T95">ь</text:span> пегаски была взъерошена, в её гриве запутался серпантин, перья сияли блёстками, а за правое крыло зацепился воздушный шарик.</text:p>
      <text:p text:style-name="P1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147">– Ф-фух! Пинки, конечно, мне друг и всё такое… Но бывают моменты, когда от неё нужно прятаться куда подальше. – перевела дух пегаска.</text:p>
      <text:p text:style-name="P147">Я усмехнулся и отряхнул с гривы Дэш остаток конфетти. </text:p>
      <text:p text:style-name="P147">– Ты нарисовал? – пегаска выжидающе уставилась на меня. – Только не говори мне, что не получилось. Я же сказала, мне на память сгодится всё!</text:p>
      <text:p text:style-name="P147">Я кивнул и без слов раскрыл блокнот на нужной странице. Пегаска буквально прижала нос к рисунку.</text:p>
      <text:p text:style-name="P147">– ВАУ! Крутотень! А ты прибеднялся! Из тебя офигенный художник получи<text:span text:style-name="T95">тся</text:span> <text:span text:style-name="T95">когда-нибудь, если только ты этим займёшься всерьёз!</text:span> <text:span text:style-name="T95">П</text:span>одпиши листок вот тут, в углу.</text:p>
      <text:p text:style-name="P1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147">Пегаска возмущённо фыркнула.</text:p>
      <text:p text:style-name="P1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147">Пегаска задумалась.</text:p>
      <text:p text:style-name="P147">– Нет уж, фигушки! Так я тебе надоем быстро. <text:span text:style-name="T95">У меня есть идея получше! </text:span>Мне когда-то говорили, что если между двумя пони большая лю… эм-м… дружба, то иногда у них бывает взаимопроникновение <text:span text:style-name="T95">чувств</text:span>. В особые, самые торжественные моменты. Вот если бы попытаться тебе внушить…</text:p>
      <text:p text:style-name="P147">Я подыграл пегаске.</text:p>
      <text:p text:style-name="P147">– Это тебе Твайлайт сказала? Есть такое заклинание, «переплетение сознаний». Я — против. Честно говоря, не очень приятная штука.</text:p>
      <text:p text:style-name="P147">Дэш спрятала блокнот под крыло.</text:p>
      <text:p text:style-name="P147">– Вообще-то, Зекора. Неважно. Ты куда сейчас?</text:p>
      <text:p text:style-name="P147">– В гараж. Надо закончить кое-какую работу.</text:p>
      <text:p text:style-name="P147">Пегаска кивнула.</text:p>
      <text:p text:style-name="P147">– Ага. Я скоро буду. Отнесу рисунок и вернусь.</text:p>
      <text:p text:style-name="P152"><text:soft-page-break/></text:p>
      <text:p text:style-name="P148">***</text:p>
      <text:p text:style-name="P152"/>
      <text:p text:style-name="P150"><text:span text:style-name="T1">«Королева Лорен» жалобно потрескивала, опираясь на табуретку. Я прилаживал ей новое колесо взамен <text:s/>утраченного. </text:span><text:span text:style-name="T63">Ещ</text:span><text:span text:style-name="T1">ё</text:span><text:span text:style-name="T63"> </text:span><text:span text:style-name="T1">немного, и будет как новенькая! В дворцовом гараже среди кучи хлама таки нашлось лопнувшее колесо, которое я смог починить — </text:span><text:span text:style-name="T63">стажировка у</text:span><text:span text:style-name="T1">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147">Я залез в колесницу и попрыгал, проверяя крепость подвески. Рессоры успокаивающе скрипнули.</text:p>
      <text:p text:style-name="P147">Вот если бы укатить на колеснице вдвоём с Сел далеко-далеко за горизонт, навстречу <text:span text:style-name="T63">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147">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147">Я улыбнулся своим мыслям. Не ревнуй, Анон! Кроме тебя тут нет людей и никогда не было.</text:p>
      <text:p text:style-name="P147">Дэш наблюдала за мной с крыши гаража, положив голову на передние ноги.</text:p>
      <text:p text:style-name="P147">– Ты опять думаешь о ней. Моё лекарство не работает. Ты вернёшь Селестию и она погубит твою жизнь!</text:p>
      <text:p text:style-name="P147">Я вздохнул. Вот только ревнующей пегаски мне и не хватало!</text:p>
      <text:p text:style-name="P147">– Дэш, я же предупреждал. Я не люблю тебя. Если ты хочешь что-то большее, чем дружба с привилегиями, то извини. За этим — не ко мне. <text:span text:style-name="T63">Если </text:span>для тебя такие отношения неприемлемы, давай прекратим их.</text:p>
      <text:p text:style-name="P147">Пегаска возмущённо фыркнула.</text:p>
      <text:p text:style-name="P147">–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а капельки не жалею о наших поебушках!</text:p>
      <text:p text:style-name="P147">Я спрыгнул с «Королевы Лорен» и затолкал её в гараж.</text:p>
      <text:p text:style-name="P147">– Давай не будем об этом, Дэш? Мне хорошо с тобой и ты — мой лучший друг, но я не хочу разговаривать на эту тему.</text:p>
      <text:p text:style-name="P147">– Ну и пожалуйста! – буркнула пегаска и спланировала на землю. – Стой!</text:p>
      <text:p text:style-name="P147">Я недоумённо уставился на Дэш. Та указала на «Королеву Лорен».</text:p>
      <text:p text:style-name="P147">– Ты закончил с колесницей?</text:p>
      <text:p text:style-name="P147">Я утвердительно помотал головой.</text:p>
      <text:p text:style-name="P147">– Давай устроим ей тест-драйв! Давно хотела почувствовать себя на месте стрит-рейсера.</text:p>
      <text:p text:style-name="P147">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147">Я выкатил «Королеву Лорен» обратно во двор и протянул пегаске шлею.</text:p>
      <text:p text:style-name="P147"/>
      <text:p text:style-name="P147">…</text:p>
      <text:p text:style-name="P147"/>
      <text:p text:style-name="P147"><text:soft-page-break/>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1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1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147">Спокойно, Анон, она не может об этом не знать. Просто доверься ей.</text:p>
      <text:p text:style-name="P1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1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1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147">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63">Во всём мире остались только м</text:span>ы<text:span text:style-name="T63">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149"/>
      <text:p text:style-name="P149">Я хотела бы бежать с тобой по полю, но у меня есть крылья.</text:p>
      <text:p text:style-name="P149">Я хотела бы лежать с тобой на поле ромашек, но я дочь неба.</text:p>
      <text:p text:style-name="P149">Всё что я могу — нести тебя в колеснице по облакам.</text:p>
      <text:p text:style-name="P153"/>
      <text:p text:style-name="P147">И что-то из дальнего закутка моей души отозвалось на эти строки.</text:p>
      <text:p text:style-name="P153"/>
      <text:p text:style-name="P149">Я хотел бы лететь в небе рядом с тобой, но у меня нет крыльев.</text:p>
      <text:p text:style-name="P149">Мне хотелось бы лежать на облаке рядом с тобой, но я сын земли.</text:p>
      <text:p text:style-name="P149">Всё, что я могу — нарисовать тебя купающейся в солнечных лучах.</text:p>
      <text:p text:style-name="P153"/>
      <text:p text:style-name="P146">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p>
      <text:p text:style-name="P147"/>
      <text:p text:style-name="P147">Я помотал головой, разгоняя глюки. Не отвлекайся, Анон! Следи за курсом, если не хочешь допустить беды.</text:p>
      <text:p text:style-name="P1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147"><text:soft-page-break/>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1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147">Капля упала мне на щеку. Потом вторая, третья.</text:p>
      <text:p text:style-name="P147">Откуда дождь? Мы же над облаками? Я попробовал каплю на вкус.</text:p>
      <text:p text:style-name="P147">Солёная.</text:p>
      <text:p text:style-name="P147">Чёрт! Я хотел избежать этого.</text:p>
      <text:p text:style-name="P147">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147">Отцепив «Королеву Лорен» от Дэш, я тихо спросил её:</text:p>
      <text:p text:style-name="P146">– Дэш, ты чего? Всё в порядке?</text:p>
      <text:p text:style-name="P146">– Ты о чём, Анон? – в тоне пегаски слышалось напряжение.</text:p>
      <text:p text:style-name="P146">– Ты ведь плакала?</text:p>
      <text:p text:style-name="P146">– Вот ещё! С какого это фига? У тебя глюки, Анон?</text:p>
      <text:p text:style-name="P146">Её наигранная весёлость только утвердила меня в своей правоте. Я осторожно снял с Дэш громадные противосолнечные очки.</text:p>
      <text:p text:style-name="P146">– Может, у меня и глюки, но вот это на глюк не похоже. – я прикоснулся ко влажной дорожке, протянувшейся по скуле пегаски из уголка глаза.</text:p>
      <text:p text:style-name="P151"><text:span text:style-name="T1">– Не трожь! – Дэш сердито фыркнула. – </text:span>Меня ослепило солнце! И вообще, не твоё дело!</text:p>
      <text:p text:style-name="P151"><text:s/>Вырвав у меня очки из рук, пегаска развернулась на одном копыте и улетела.</text:p>
      <text:p text:style-name="P144"/>
      <text:h text:style-name="Heading_20_2" text:outline-level="2">25. Осколки</text:h>
      <text:p text:style-name="P53"/>
      <text:p text:style-name="P5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text:soft-page-break/>–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39"/>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20">«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text:soft-page-break/>–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0">~~~~~</text:p>
      <text:p text:style-name="P40"/>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3">&lt;</text:span><text:span text:style-name="T26">Описать нарастание депрессивных мыслей от описанных случая к случаю</text:span><text:span text:style-name="T13">&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soft-page-break/>…</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3">!</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0"><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1"/>
      <text:p text:style-name="P92">Кажется, я уже это встречал раньше! Не помню только, где и когда.</text:p>
      <text:p text:style-name="P91"/>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3">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2">6</text:span>. <text:span text:style-name="T1">Терра</text:span></text:h>
      <text:h text:style-name="P158" text:outline-level="3">Воскресение</text:h>
      <text:p text:style-name="P48">&lt;<text:span text:style-name="T75">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20">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5">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p>
      <text:p text:style-name="P86">…</text:p>
      <text:p text:style-name="P86">Конфликт с узлом 12</text:p>
      <text:p text:style-name="P86">…</text:p>
      <text:p text:style-name="P86">Конфликт с узлом 15</text:p>
      <text:p text:style-name="P86">…</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3">кликнул по ним правой кнопкой </text:span><text:span text:style-name="T1">мыши</text:span><text:span text:style-name="T63"> и </text:span><text:span text:style-name="T1">выбрал</text:span><text:span text:style-name="T63"> из контекстного меню пункт “Форматировать”.</text:span></text:p>
      <text:p text:style-name="P3">Заебись.</text:p>
      <text:p text:style-name="P3">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2">7</text:span>. <text:span text:style-name="T1">Терра</text:span></text:h>
      <text:h text:style-name="P158" text:outline-level="3">Вторник</text:h>
      <text:p text:style-name="P3">&lt;<text:span text:style-name="T59">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6"><text:span text:style-name="T13">– Пожалуйста, </text:span>Анон<text:span text:style-name="T13">… не называй его так… Дискорд </text:span>— сложный и… эмм, неоднозначный. Но он не злой. Он очень ранимый и болезненный…</text:p>
      <text:p text:style-name="P9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6"><text:s/>– Ты его слишком… эмм, упрощаешь. – продолжала Флаттершай. – Вот, взгляни сюда.</text:p>
      <text:p text:style-name="P96">Флаттершай повернула ко мне экран. Мультяшный Дискорд с заплаканными глазами стоял на ледовом катке перед брошенными коньками.</text:p>
      <text:p text:style-name="P96"><text:span text:style-name="T13">–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8">– А ты в курсе, что твой Дискорд многократно сжигал Селестию живьём? – выпалил я.</text:p>
      <text:p text:style-name="P10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6"><text:soft-page-break/><text:span text:style-name="T13">– Это всего лишь твои домыслы. С тем же успехом я могу объяснить это тем, что он </text:span>— злой придурок!</text:p>
      <text:p text:style-name="P108">– Это не мои…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6">Флаттершай слабо улыбнулась.</text:p>
      <text:p text:style-name="P108">– Я не сержусь… На Дискорда трудно не злиться… Он так себя ведёт, потому что его это… эмм, забавляет.</text:p>
      <text:p text:style-name="P3"/>
      <text:p text:style-name="Text_20_body">…</text:p>
      <text:p text:style-name="P120"/>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1">– Что ты решил, Анон?</text:p>
      <text:p text:style-name="P91">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90">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text:soft-page-break/></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6">…</text:p>
      <text:p text:style-name="P86">Конфликт с узлом 2</text:p>
      <text:p text:style-name="P86">Конфликт с узлом 3</text:p>
      <text:p text:style-name="P86">…</text:p>
      <text:p text:style-name="P86">Конфликт с узлом 5</text:p>
      <text:p text:style-name="P86">…</text:p>
      <text:p text:style-name="P86">…</text:p>
      <text:p text:style-name="P86">Конфликт с узлом 8</text:p>
      <text:p text:style-name="P86">…</text:p>
      <text:p text:style-name="P86">…</text:p>
      <text:p text:style-name="P86">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text:soft-page-break/>–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2">8</text:span>. Терра</text:h>
      <text:p text:style-name="Text_20_body">&lt;<text:span text:style-name="T75">Mike Oldfield – Tubular Bells II – Altered State</text:span>&gt;</text:p>
      <text:p text:style-name="Text_20_body">&lt;Michael Jackson – This time around&gt;</text:p>
      <text:h text:style-name="Heading_20_3" text:outline-level="3">Четверг</text:h>
      <text:p text:style-name="P1"/>
      <text:p text:style-name="P3"><text:soft-page-break/>–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5">***</text:p>
      <text:p text:style-name="P64"><text:soft-page-break/></text:p>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text:soft-page-break/></text:p>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text:soft-page-break/></text:p>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8">—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text:soft-page-break/>Zookeeper service initiated. Sending heartbeats to all nodes…</text:p>
      <text:p text:style-name="P85">Classloader start…</text:p>
      <text:p text:style-name="P85">Loading dictionaries…</text:p>
      <text:p text:style-name="P85"><text:span text:style-name="T13">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3">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6">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text:soft-page-break/>Я хлопнул себя по лбу, соглашаясь.</text:p>
      <text:p text:style-name="P138"/>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text:soft-page-break/>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6">Прихожая встретила нас толстым слоем пыли. Мы тихонько прошли внутрь. Я задержался, запирая дверь. Девушки разбрелись по квартире.</text:p>
      <text:p text:style-name="P98"><text:span text:style-name="T13">– Анон…</text:span><text:span text:style-name="T1"> Тут окно разбито… И верёвка висит. – пискнула Флаттершай из кухни.</text:span></text:p>
      <text:p text:style-name="P95"><text:span text:style-name="T13">– </text:span><text:span text:style-name="T1">Оставь, Флатти, не сейчас! – отмахнулся я.</text:span></text:p>
      <text:p text:style-name="P96"><text:soft-page-break/>Эпплджек стояла посреди комнаты и оглядывалась.</text:p>
      <text:p text:style-name="P108">– Не нравится мне тут. Чуйка нехорошая…</text:p>
      <text:p text:style-name="P95"><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8">– Привет, Сел.</text:p>
      <text:p text:style-name="P137">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6"><text:span text:style-name="T13">Я устало улыбнулся аликорнице </text:span>и осторожно закрыл ноутбук<text:span text:style-name="T13">. Пусть о</text:span>битает в собственной фантазии<text:span text:style-name="T13"> </text:span>— нет смысла препираться с ней сейчас. Счастье уже в том, что она уцелела хотя бы в таком виде.</text:p>
      <text:p text:style-name="P96"><text:span text:style-name="T13">– </text:span>Да-да, забери её отсюда поскорее! <text:span text:style-name="T13">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6"><text:span text:style-name="T13">– </text:span>А я так хотел продемонстрировать ей класс езды на моноцикле!<text:span text:style-name="T13"> – пожаловался д</text:span>раконикус, ткнув в лежащий рядом гироскутер<text:span text:style-name="T13">. – Но разве Сахарная Ватка ценит настоящее искусство?</text:span></text:p>
      <text:p text:style-name="P108"/>
      <text:h text:style-name="P154" text:outline-level="2">2<text:span text:style-name="T12">9</text:span>. Отбытие</text:h>
      <text:p text:style-name="P113">&lt;Mission Impossible theme ?&gt;</text:p>
      <text:p text:style-name="P96"><text:span text:style-name="T13">– </text:span>Оп-па! – пробормотала Эпплджек. – Нежданчик!</text:p>
      <text:p text:style-name="P96">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6"><text:span text:style-name="T13">– Зато ты, я вижу, времени не терял. – м</text:span>оя рука под прикрытием стола медленно тянулась к тяжёлой фарфоровой кружке, стоящей на краю.</text:p>
      <text:p text:style-name="P96"><text:span text:style-name="T13">– А что? – невинно захлопал глазами </text:span>реальный <text:span text:style-name="T13">драконикус. – Я, между прочим, </text:span>намного раньше тебя <text:span text:style-name="T13">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6">Дискорд обернулся на голос и в этот момент я швырнул в него кружкой и бросился к нему через комнату с занесеным над головой стулом.</text:p>
      <text:p text:style-name="P96">Оглушённый драконикус попытался отъехать на кресле в сторону, но я припёр его стулом к стенке.</text:p>
      <text:p text:style-name="P122">– Эй-Джей, Флатти, хватайте комп и на выход! Я с ним разберусь! Не теряйте вре...!</text:p>
      <text:p text:style-name="P122">– ТЫ ИДИО...!!!</text:p>
      <text:p text:style-name="P122">Дискорд <text:s/>заорал одновременно со мной, прикрываясь от меня руками, когда раздался оглушительный</text:p>
      <text:p text:style-name="P122">… </text:p>
      <text:p text:style-name="P124">БАХ!!!</text:p>
      <text:p text:style-name="P125">…</text:p>
      <text:p text:style-name="P122"><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6">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6">– Чего-о-о??? – ахнула Эпплджек. – Анон, я, канешн, на дух не выношу этого прохвоста, но тут ты малость вожжи попутал. Дискорд — не убийца.</text:p>
      <text:p text:style-name="P96">Дискорд благодарно замычал и так энергично закивал головой, что чуть не проглотил кляп.</text:p>
      <text:p text:style-name="P96">–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6">– А кто, по-твоему, подстроил все эти «несчастные» случаи? Вспомни, как меня чуть не утопил снеговик. Кому ещё это под силу?</text:p>
      <text:p text:style-name="P96">Дискорд возвёл глаза к потолку и завыл. Эпплджек задумалась.</text:p>
      <text:p text:style-name="P96">–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6">– А зачем тогда ты приложила его книгой? А потом помогла мне его связать? – перебил я фермершу с удивлением.</text:p>
      <text:p text:style-name="P96">Драконикус с натугой наклонил голову к лапе и покрутил пальцем у виска.</text:p>
      <text:p text:style-name="P96">– Потому что ты напал на него. – пожала плечами Эпплджек. – Я и подумала — тебе виднее. И подсобила маленько.</text:p>
      <text:p text:style-name="P96">Звук сирены заставил меня броситься к окну. Три полицейские тойоты сверкали мигалками вокруг «Навары», подобно ёлочной гирлянде.</text:p>
      <text:p text:style-name="P96"/>
      <text:p text:style-name="P96">Проклятье!!!</text:p>
      <text:p text:style-name="P96"/>
      <text:p text:style-name="P96">Я схватил ноутбук, сгрёб девушек в охапку и вытолкал их в коридор. В дверях я обернулся к Дискорду.</text:p>
      <text:p text:style-name="P116"><text:span text:style-name="T13">–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6">Я повернулся к выходу. Флаттершай проскочила у меня под локтём и кинулась к драконикусу.</text:p>
      <text:p text:style-name="P116"><text:span text:style-name="T13">– Нет! Дискорд </text:span>— не убийца!</text:p>
      <text:p text:style-name="P116">С необычной для неё силой, Флаттершай вытащила кляп изо рта драконикуса.</text:p>
      <text:p text:style-name="P116"><text:span text:style-name="T13">– </text:span>ДА ТЫ СОВСЕМ БАНАНУЛСЯ, ПРОВОДНИЧЁК!!! ВЫ ВСЕ <text:span text:style-name="T13">ИДИОТЫ </text:span>(все, кроме Флаттершай)<text:span text:style-name="T13">!!! – заорал Дискорд моментально. – <text:s/>Е</text:span>сли я убийца, то ты — жрёшь пони на завтрак, обед <text:soft-page-break/>и полдник! Дебилы!! Т<text:span text:style-name="T13">рон Эквестрии </text:span>мне <text:span text:style-name="T13">и с доплатой не нужен, я сдыхался этой нудной работёнки тысячи лет назад, чему счастлив безумно!!!</text:span></text:p>
      <text:p text:style-name="P116">Или драконикус — гениальный актёр, или… ?</text:p>
      <text:p text:style-name="P116">Я вернулся к драконикусу и уселся на стул напротив него.</text:p>
      <text:p text:style-name="P116"><text:span text:style-name="T13">– </text:span>Говори.</text:p>
      <text:p text:style-name="P116">Дискорд немного успокоился.</text:p>
      <text:p text:style-name="P116"><text:s/><text:span text:style-name="T13">– </text:span>Вообще-то, от тебя следовало бы избавиться, Проводник. Не знаю, что ты там разведал в <text:span text:style-name="T75">заклинании Откровения</text:span>, но чувствую, что твоё знание может погубить Эквестрию. Но к<text:span text:style-name="T13">ак, интересно, я получу без </text:span>тебя<text:span text:style-name="T13"> приз из… копыт Луны?!! Метёлка отправила меня проследить, чтоб ты вернулся обратно. </text:span>Так что е<text:span text:style-name="T13">сли бы вы сюда не заявились, через пять минут я отправился бы за вами сам!</text:span></text:p>
      <text:p text:style-name="P116"><text:span text:style-name="T13">– </text:span>А кто тогда наслал на нас этих уродов с рисованными рожами? Кто пытался убить меня раз за разом?</text:p>
      <text:p text:style-name="P116">У драконикуса глаза полезли на лоб.</text:p>
      <text:p text:style-name="P116"><text:span text:style-name="T13">–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6">Я задумался. Драконикус, похоже, говорил искренне. Но кто тогда всё это время играл с нами, <text:span text:style-name="T26">словно кот с мышью</text:span>?</text:p>
      <text:p text:style-name="P116"><text:span text:style-name="T13">– </text:span>Анон! <text:span text:style-name="T13">– </text:span>крикнула Эпплджек из прихожей. <text:span text:style-name="T13">– </text:span>Я слышу шум за дверью!</text:p>
      <text:p text:style-name="P116">Практически одновременно раздался звонок.</text:p>
      <text:p text:style-name="P118">– ОТКРОЙТЕ, ПОЛИЦИЯ! Вам даётся полминуты, чтобы открыть дверь! Через тридцать секунд дверь будет выбита!</text:p>
      <text:p text:style-name="P118"/>
      <text:p text:style-name="P118">Эпплджек ошалело выскочила из прихожей. Несколько мгновений я молча смотрел на неё. В голове свистел ветер и играла дудочка.</text:p>
      <text:p text:style-name="P118">– На крышу, живо!!! Через окно на кухне! – зашипел Дискорд.</text:p>
      <text:p text:style-name="P118">– Что? – ступил я.</text:p>
      <text:p text:style-name="P116"><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8">Эпплджек, с ноутбуком в одной руке и Флаттершай — во второй, кинулась на кухню.</text:p>
      <text:p text:style-name="P116">Дверь содрогнулась от мощного удара. Послышался стук падающей штукатурки. Я сломя голову бросился за девушками.</text:p>
      <text:p text:style-name="P116">– Развяжи меня, кретин!!! – гаркнул вдогонку Дискорд.</text:p>
      <text:p text:style-name="P11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6">– Давай на крышу! Я догоню! – рявкнул он, освобождая вторую руку.</text:p>
      <text:p text:style-name="P116">От второго удара дверная коробка крякнула и наполовину въехала в коридор.</text:p>
      <text:p text:style-name="P11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6">Верёвка в кухонном окне дёргалась под весом карабкающихся девушек. Я словил её и стал на подоконник.</text:p>
      <text:p text:style-name="P116">Блё-о-о!</text:p>
      <text:p text:style-name="P116"><text:soft-page-break/>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6">Я задрал голову.</text:p>
      <text:p text:style-name="P116">О! Так уже легче! Надо мной всего лишь два этажа. Десять метров верёвки. Если не смотреть вниз, то…</text:p>
      <text:p text:style-name="P116">Я вытер ладони о штаны, ухватил канат и сделал шаг вперёд… </text:p>
      <text:p text:style-name="P116">…</text:p>
      <text:p text:style-name="P116">Святые яйца, я действительно ЭТО сделал!</text:p>
      <text:p text:style-name="P116">…</text:p>
      <text:p text:style-name="P11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6">Я успел сократить расстояние до Эпплджек наполовину, когда девушки нашли решение.</text:p>
      <text:p text:style-name="P11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6">Селестия милосердная!!!</text:p>
      <text:p text:style-name="P11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6">Я выдохнул.</text:p>
      <text:p text:style-name="P116">Флаттершай появилась над бортиком и свесила вниз руку. Эпплджек вытянулась и протянула ей ноутбук одной рукой.</text:p>
      <text:p text:style-name="P116">НЕТ! У них не получилось!</text:p>
      <text:p text:style-name="P116">У меня враз вспотели ладони. Держаться на верёвке стало чертовски трудно.</text:p>
      <text:p text:style-name="P11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6">Этот самоубийственный поступок фермерши я могу объяснить только полным отсутствием у неё опыта лазания по канатам.</text:p>
      <text:p text:style-name="P116">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6"><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6">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6">Бляблябляблябля!!!</text:p>
      <text:p text:style-name="P116">ДА НУ ЕГО НАХУЙ — ТАКОЙ АЛЬПИНИЗМ!!!</text:p>
      <text:p text:style-name="P116">БЛЯ!!!…</text:p>
      <text:p text:style-name="P116">Верёвка закончилась. Наконец-то у меня появилось время для паники. Я судорожно обнял Эпплджек, закрыл глаза и приготовился…</text:p>
      <text:p text:style-name="P116"/>
      <text:p text:style-name="P116">…</text:p>
      <text:p text:style-name="P116"/>
      <text:p text:style-name="P116">Захват поперёк груди и сильный рывок выдавили из меня остатки дыхания.</text:p>
      <text:p text:style-name="P116">– ОТПУСТИ КОБЫЛУ!!! – загрохотало мне в ухо.</text:p>
      <text:p text:style-name="P116">Я открыл глаза.</text:p>
      <text:p text:style-name="P116">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6">Я чуть поднял глаза и уставился в кривую морду драконикуса.</text:p>
      <text:p text:style-name="P116">– Отпусти Эпплджек. Я её держу. – повторил Дискорд. – Мне сбалансироваться надо. Вы не такие уж и лёгкие.</text:p>
      <text:p text:style-name="P11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6">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6"/>
      <text:p text:style-name="P116">…</text:p>
      <text:p text:style-name="P116"/>
      <text:p text:style-name="P116">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6">– эмм… Флатти, дорогая, нам пора. Я слышу шаги на лестнице. Не говоря уже о том, что до закрытия коридора осталось семь минут…</text:p>
      <text:p text:style-name="P116"/>
      <text:p text:style-name="P116">На длинной шее драконикуса разместились Эпплджек и Флаттершай. Я, для сохранения баланса, разместился позади крыльев.</text:p>
      <text:p text:style-name="P116">Дискорд расправил крылья и начал короткую пробежку к краю.</text:p>
      <text:p text:style-name="P116"><text:span text:style-name="T13">–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6">…ограда края крыши промелькнула под нами…</text:p>
      <text:p text:style-name="P116"><text:soft-page-break/><text:span text:style-name="T13">– …</text:span>собственно, на дольше у меня не хватит магии…</text:p>
      <text:p text:style-name="P116"/>
      <text:p text:style-name="P116">Мы летели навстречу закату.</text:p>
      <text:p text:style-name="P116"/>
      <text:p text:style-name="P116">…</text:p>
      <text:p text:style-name="P116"/>
      <text:p text:style-name="P116">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6"><text:span text:style-name="T13">– </text:span>Ю-ху-у-у!!!</text:p>
      <text:p text:style-name="P11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6">Перед нами увеличивалась громада моей высотки.</text:p>
      <text:p text:style-name="P116">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6">– Пристегните ремни! – проревел Дискорд, резко ускоряясь. – Будет весело!!!</text:p>
      <text:p text:style-name="P116">Эпплджек покрепче прижала к себе ноутбук. Флаттершай закрыла глаза и отвернулась.</text:p>
      <text:p text:style-name="P116">– ВНИМАНИЕ!!! – заорал Дискорд, сложил крылья и влетел в коридор.</text:p>
      <text:p text:style-name="P116"/>
      <text:p text:style-name="P117">***</text:p>
      <text:p text:style-name="P117"/>
      <text:p text:style-name="P116">Бля!!!</text:p>
      <text:h text:style-name="Heading_20_2" text:outline-level="2"/>
      <text:h text:style-name="Heading_20_2" text:outline-level="2"><text:span text:style-name="T12">30</text:span>. Разговор за столиком в <text:span text:style-name="T1">ночи</text:span></text:h>
      <text:p text:style-name="First_20_line_20_indent"><text:span text:style-name="T13">&lt;</text:span><text:span text:style-name="T54">Queen – Flash</text:span><text:span text:style-name="T13">&gt;</text:span></text:p>
      <text:p text:style-name="P127">Мы почти успели.</text:p>
      <text:p text:style-name="P12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3"><text:soft-page-break/>«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3">Пожалуй, если бы можно было отмотать всё назад… Если бы я с самого начала отказался во всём этом участвовать… Сел вернула бы меня домой через <text:span text:style-name="T20">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3">ХА-ХА-ХА!</text:p>
      <text:p text:style-name="P123">Прямо как сейчас. Как говорится, найди десять отличий.</text:p>
      <text:p text:style-name="P123">Вот только… Только Дэш была бы жива…</text:p>
      <text:p text:style-name="P126">Я тяжело вздохнул.</text:p>
      <text:p text:style-name="P126"/>
      <text:p text:style-name="P126">…</text:p>
      <text:p text:style-name="P126"/>
      <text:p text:style-name="P126">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3">–</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3">– Т</text:span>ы что за хрен вообще? <text:span text:style-name="T13">– наконец сподобился я на членораздельную речь.</text:span></text:p>
      <text:p text:style-name="P48">Зверь смутился.</text:p>
      <text:p text:style-name="P48"><text:span text:style-name="T13">–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3">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oft-page-break/><text:span text:style-name="T13">– Итак, рассказывай, каким ветром тебя сюда занесло. – д</text:span>емиург<text:span text:style-name="T13"> почесал нос. – У меня такое чувство, </text:span>будто<text:span text:style-name="T13">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0">.</text:span></text:p>
      <text:p text:style-name="P36"/>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3">–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3">– Если я расскажу тебе н</text:span>астоящую<text:span text:style-name="T13"> причину </text:span>— ты исчезнешь! <text:span text:style-name="T13">– угрюмо заявил я.</text:span></text:p>
      <text:p text:style-name="P36">Морда Анакорна осветилась радостным озарением.</text:p>
      <text:p text:style-name="P36"/>
      <text:p text:style-name="P51"><text:span text:style-name="T13">– </text:span><text:span text:style-name="T76">Я ПОНЯЛ, КТО ТЫ!!! КАК </text:span><text:span text:style-name="T77">ЖЕ </text:span><text:span text:style-name="T76">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3">–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3">– Ну… Я не идиот, я видел, что происходит за Чёрным </text:span>э<text:span text:style-name="T13">краном… М</text:span>ир людей — не <text:span text:style-name="T13">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text:soft-page-break/>—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3">Анакорн </text:span>встал с пуфика<text:span text:style-name="T13"> </text:span>и стал прохаживаться рядом со столом<text:span text:style-name="T13">. </text:span>Перед ним в качестве импровизированной указки плыл в пространстве карандаш.<text:span text:style-name="T13"> На стол</text:span>е раскинулась<text:span text:style-name="T13"> </text:span>голографическая карта Эквуса<text:span text:style-name="T13">. Игрушечные горные пики утопали в крохотных облаках, белые шапки ледников икрились </text:span>на<text:span text:style-name="T13"> полюсах, спокойная гладь </text:span>омывающих <text:span text:style-name="T13">океан</text:span>ов<text:span text:style-name="T13"> переливалась всеми оттенками синего.</text:span></text:p>
      <text:p text:style-name="P38"/>
      <text:p text:style-name="P3"><text:span text:style-name="T4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2">–</text:span><text:span text:style-name="T46"> Анакорн подавил короткий смешок. </text:span><text:span text:style-name="T42">–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3">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6">Я запротестовал.</text:p>
      <text:p text:style-name="P99">– В Эквестрии не двигают солнце! Аликорны лишь корректируют орбиту Эквуса и Луны вокруг него, хотя все уверены в обратном.</text:p>
      <text:p text:style-name="P99"><text:soft-page-break/>Анакорн улыбнулся во всю морду.</text:p>
      <text:p text:style-name="P99">– Значит, ты уже помогаешь мне, Проводник, даже сам того не осознавая! Я рад!</text:p>
      <text:p text:style-name="P96">Анакорн отпил из стакана и продолжил.</text:p>
      <text:p text:style-name="P99"/>
      <text:p text:style-name="P99">–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6">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6"/>
      <text:p text:style-name="P99">– Ты так говоришь, будто у Эквуса есть свой собственный разум. – заметил я.</text:p>
      <text:p text:style-name="P99">Анакорн усмехнулся.</text:p>
      <text:p text:style-name="P99">–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9"/>
      <text:p text:style-name="P96">Анакорн постучал по столику карандашом. Карта Эквестрии поднялась над столом и свернулась в шар Эквуса. Голограмма<text:span text:style-name="T46"> планеты дрожала и покрывалась рябью, как некачественная картинка в аналоговом телевизоре.</text:span></text:p>
      <text:p text:style-name="P99"/>
      <text:p text:style-name="P96">–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6"/>
      <text:p text:style-name="P96">Анакорн мрачно уставился на мерцающую голограмму Эквуса<text:span text:style-name="T30">.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6">Анакорн смутился.</text:p>
      <text:p text:style-name="P96"><text:span text:style-name="T46">– К сожалению, не </text:span><text:span text:style-name="T49">получится</text:span><text:span text:style-name="T46">.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6">творчество таких раздолбаев, как ты и твой дружок Юджин — чтоб ему икнулось, где бы он ни был.</text:span><text:span text:style-name="T46"><text:note text:id="ftn14" text:note-class="footnote"><text:note-citation>14</text:note-citation><text:note-body><text:p text:style-name="P13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6">– Сам ты раздолбай! – произнёс, наконец, Свирл.</text:p></text:note-body></text:note></text:span><text:span text:style-name="T46"> </text:span>И создали вы его достаточно топорно — видишь, он трещит по швам.</text:p>
      <text:p text:style-name="P96">– Хмм. То есть, это брони создали Эквус?</text:p>
      <text:p text:style-name="P96">– Да. Грубо говоря, вы его придумали. Влили в него столько фантазии, что он реализовался. Вообще, <text:span text:style-name="T48">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6">Я не могу полноценно общаться с метаинтеллектом реальности, <text:span text:style-name="T46">—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6"><text:span text:style-name="T46">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9"/>
      <text:p text:style-name="P96">Я вспомнил события последнего времени<text:span text:style-name="T13">.</text:span></text:p>
      <text:p text:style-name="P96">–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6">Анакорн с такой силой сжал магическим захватом карандаш, что тот хрустнул.</text:p>
      <text:p text:style-name="P96">–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6">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9">–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9">Я развёл руками.</text:p>
      <text:p text:style-name="P99">–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9">Анакорн улыбнулся и вскочил с пуфика.</text:p>
      <text:p text:style-name="P96"><text:span text:style-name="T46">–</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3">–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6"><text:span text:style-name="T30">– Ты уже устранил крупнейший дефект Эквестрии </text:span><text:span text:style-name="T46">—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6">— вещь живучая</text:span><text:span text:style-name="T30">. Я сам такое проделывал много раз со всякими мелочами, вроде эквестрийской природы и техники. Были там </text:span><text:soft-page-break/><text:span text:style-name="T30">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99">–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6"><text:span text:style-name="T46">–</text:span><text:span text:style-name="T30"> А кьютимарки? Как, разрази меня квазар, объяснить кьютимарки? </text:span><text:span text:style-name="T46">–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значительно снизился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3">Я опять задумался. В голове было пусто.</text:p>
      <text:p text:style-name="P103">– Почему бы не оставить самую главную? Ту, что описана в мультике?</text:p>
      <text:p text:style-name="P103">– И<text:span text:style-name="T50">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0"> точнее, дерево схожих миров Эквуса </text:span><text:span text:style-name="T57">—</text:span><text:span text:style-name="T50"> создали брони. Разумеется, стержнем им послужил именно сериал, но каждый фанфик </text:span><text:span text:style-name="T57">—</text:span><text:span text:style-name="T50">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4"><text:soft-page-break/></text:p>
      <text:p text:style-name="P103">Анакорн аж подпрыгнул на месте от восторга и стал мне аплодировать.</text:p>
      <text:p text:style-name="P103"/>
      <text:p text:style-name="P121">Как их совместить?</text:p>
      <text:p text:style-name="P111">твоя Эквестрия и моя, были рождены из Предначального Хаоса, оставшегося от царствования Дискорда. Оба непостоянны, изменчивы. </text:p>
      <text:p text:style-name="P103"/>
      <text:p text:style-name="P112">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3"/>
      <text:p text:style-name="P103"/>
      <text:p text:style-name="P132"/>
      <text:p text:style-name="P103"><text:span text:style-name="T50">– Наконец-то я вижу свет в конце тоннеля! Как это не пришло мне в голову! Ты всё отлично увязал! Всё сходится! Более того </text:span><text:span text:style-name="T57">—</text:span><text:span text:style-name="T50"> Анакорн заговорщически подмигнул мне </text:span><text:span text:style-name="T57">—</text:span><text:span text:style-name="T50">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й эквестрийской реальности</text:span><text:span text:style-name="T50">!</text:span></text:p>
      <text:p text:style-name="P104">Я подозрительно посмотрел на Анакорна.</text:p>
      <text:p text:style-name="P103"><text:span text:style-name="T19">– </text:span><text:span text:style-name="T50">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9">– </text:span><text:span text:style-name="T50">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3">– </text:span>Эээ… Тут я тебе точно не помощник. Никогда не писал ничего сложнее технической документации к программам.</text:p>
      <text:p text:style-name="P103"><text:span text:style-name="T13">– </text:span>Пиши, как есть. <text:span text:style-name="T13">– </text:span>развёл копытами Анакорн. <text:span text:style-name="T13">– </text:span>Авось сгодится. Я писать точно не буду <text:span text:style-name="T57">—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3">Fucking shit — <text:span text:style-name="T1">ёбаное дерьмо</text:span></text:p></text:note-body></text:note>!..</text:p>
      <text:p text:style-name="P103">…</text:p>
      <text:p text:style-name="P103">Ну а что мне остаётся? Я фейспамнул.</text:p>
      <text:p text:style-name="P103"/>
      <text:p text:style-name="P103"><text:soft-page-break/><text:span text:style-name="T13">–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3">–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к себе обратно проходил?</text:p>
      <text:p text:style-name="P96">–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6">Так вот, возвращать тебя обратно в твой мир я не буду.</text:p>
      <text:p text:style-name="P96"/>
      <text:p text:style-name="P96">Я непонимающе хлопал глазами.</text:p>
      <text:p text:style-name="P96"/>
      <text:p text:style-name="P96">–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6">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96">–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6">–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text:soft-page-break/>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6">Теперь — об оплате.</text:p>
      <text:p text:style-name="P96"/>
      <text:p text:style-name="P96">Анакорн наклонился ко мне через стол и подмигнул.</text:p>
      <text:p text:style-name="P96"/>
      <text:p text:style-name="P96">– Проси, чего хочешь!</text:p>
      <text:p text:style-name="P96"/>
      <text:p text:style-name="P96">Пока я думал, демиург мурлыкал себе под нос в эйфории: «Да! В такие моменты ощущаешь себя богом! Я крут! Ха-ха!»</text:p>
      <text:p text:style-name="P96"/>
      <text:p text:style-name="P96">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6">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3"><text:soft-page-break/>Я вздохнул. Слишком много философии на мою голову!</text:p>
      <text:p text:style-name="P103">– Делай, как я сказал! А я сделаю своё.</text:p>
      <text:p text:style-name="P103"/>
      <text:p text:style-name="P96">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6">– Ты ещё увидишь пару-тройку снов на прощание. Это мой подарок тебе. Удачи!</text:p>
      <text:p text:style-name="P96"/>
      <text:p text:style-name="P97">***</text:p>
      <text:p text:style-name="P104">&lt;<text:span text:style-name="T75">Roger Waters — What God Wants</text:span>&gt;</text:p>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нерешительно стояла передо мной в сияющем ореоле гривы. Потом она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 В другое время, в другом месте, Анон! В другое время, в другом месте!</text:p>
      <text:p text:style-name="P104"/>
      <text:p text:style-name="P105">***</text:p>
      <text:p text:style-name="P107"/>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0">– Ты таки выучила современный стиль? Не парься, принцесса, я давно забыл тот эпизод.</text:p>
      <text:p text:style-name="P100">–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6"/>
      <text:p text:style-name="P109">***</text:p>
      <text:p text:style-name="P108"/>
      <text:p text:style-name="P100">– Думал от меня в другой реальности спрятаться?!</text:p>
      <text:p text:style-name="P100">Передо мной возникла хмурая морда Дискорда.</text:p>
      <text:p text:style-name="P100">–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0">Так что, Проводничёк, мы ещё встретимся! В другое время и в другом месте! Жди! В другое время, в другом месте!!!</text:p>
      <text:p text:style-name="P106"/>
      <text:p text:style-name="P101">***</text:p>
      <text:p text:style-name="P96"><text:soft-page-break/></text:p>
      <text:p text:style-name="P100">– Анон?</text:p>
      <text:p text:style-name="P100">– Дэш?!!</text:p>
      <text:p text:style-name="P100">– Эмм… Ты мне снишься?</text:p>
      <text:p text:style-name="P100">– Нет, Дэш, это ты мне снишься.</text:p>
      <text:p text:style-name="P100">–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0">–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0">Пегаска почесала в затылке со смущением.</text:p>
      <text:p text:style-name="P100">– Да? Правда? Ну, офигеть! Что-то я такого не помню совсем. А ты как?</text:p>
      <text:p text:style-name="P95"><text:span text:style-name="T34">– Я в порядке. Вот, возвращаюсь </text:span>в свой мир. Ну, не совсем <text:span text:style-name="T1">в свой</text:span>. Почти.</text:p>
      <text:p text:style-name="P95"><text:span text:style-name="T1">–</text:span> Навсегда?</text:p>
      <text:p text:style-name="P95"><text:span text:style-name="T1">–</text:span> Скорее всего, да.</text:p>
      <text:p text:style-name="P95"><text:span text:style-name="T1">–</text:span> Это плохо. <text:span text:style-name="T1">Я хотела тебе сказать</text:span>…</text:p>
      <text:p text:style-name="P95"><text:span text:style-name="T1">–</text:span> Не надо, Дэш. Не стоит. Мне очень жаль.</text:p>
      <text:p text:style-name="P9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5"><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5"><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5"><text:span text:style-name="T1">–</text:span> И тебя, и Твайлайт, и <text:span text:style-name="T1">Пинки</text:span>, и Селестию, и всех-всех-всех… Таковы правила.</text:p>
      <text:p text:style-name="P95"><text:span text:style-name="T13">– Вот д</text:span>искорд!.. Почему всё так паршиво… Я даже не могу уткнуться носом тебе в грудь. Я прохожу сквозь тебя, <text:span text:style-name="T13">–</text:span> всхлипнула сквозь зубы Рэйнбоу.</text:p>
      <text:p text:style-name="P95">Я опустил руку на шею Дэш и ощутил теплоту и лёгкое покалывание в пустоте.</text:p>
      <text:p text:style-name="P95"><text:span text:style-name="T13">–</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5"><text:span text:style-name="T1">–</text:span> И лучше рано, чем поздно! Я не люблю ждать!</text:p>
      <text:p text:style-name="P95"><text:span text:style-name="T1">–</text:span> Да, Дэш. <text:span text:style-name="T1">–</text:span> её образ начал таять. <text:span text:style-name="T1">–</text:span> Да, я помню.</text:p>
      <text:p text:style-name="P95">Я всё ещё помню…</text:p>
      <text:p text:style-name="P53"/>
      <text:h text:style-name="Heading_20_2" text:outline-level="2">Эпилог. Земля</text:h>
      <text:p text:style-name="P110">&lt;<text:span text:style-name="T53">Daft Punk – Get Lucky</text:span>&gt;</text:p>
      <text:p text:style-name="P115">Звон будильника чуть не проломил башку. Я открыл глаза. </text:p>
      <text:p text:style-name="P115"><text:soft-page-break/><text:span text:style-name="T1">Бляяяяяяя… Голова чугунная… Вот на кой хрен ложиться в </text:span><text:span text:style-name="T13">два</text:span><text:span text:style-name="T1">, чтоб потом спать до одиннадцати и ни хрена не выспаться при этом?</text:span> На работу опять к часу<text:span text:style-name="T13">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115"><text:span text:style-name="T1">Я нашарил ногами тапки и пошёл в ванную. Проходя мимо стола, зацепился взглядом за</text:span> эскиз <text:span text:style-name="T1">рисунка</text:span>.&lt;<text:span text:style-name="T75">эскиз первого рисунка – Сел ложит рог Анону на плечо</text:span>&gt;</text:p>
      <text:p text:style-name="P11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4">Хоть абзац напишу! Уже хоть какой-то крохотный шажок, с которого можно будет начать. Как там у Лао-Цзы? Дорога в тысячу ли начинается-бла-бла-бля!</text:p>
      <text:p text:style-name="P114">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4">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06T18:48:27.742937824</dc:date>
    <meta:editing-duration>P138DT18H44M24S</meta:editing-duration>
    <meta:editing-cycles>8477</meta:editing-cycles>
    <meta:generator>LibreOffice/5.1.6.2$Linux_X86_64 LibreOffice_project/10m0$Build-2</meta:generator>
    <meta:document-statistic meta:table-count="0" meta:image-count="0" meta:object-count="0" meta:page-count="217" meta:paragraph-count="4588" meta:word-count="96449" meta:character-count="638321" meta:non-whitespace-character-count="542044"/>
  </office:meta>
</office:document-meta>
</file>